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color="#339966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339966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end" fo:margin-right="0cm"/>
      <style:text-properties fo:color="#FF0000" style:font-name="Verdana" style:font-name-asian="Verdana" style:font-name-complex="Verdana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Tahoma" style:font-name-asian="Tahoma" style:font-name-complex="Tahoma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Tahoma" style:font-name-asian="Tahoma" style:font-name-complex="Tahoma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6.39233333333333cm"/>
    </style:style>
    <style:style style:name="co2" style:family="table-column">
      <style:table-column-properties fo:break-before="auto" style:column-width="2.8575cm"/>
    </style:style>
    <style:style style:name="co3" style:family="table-column">
      <style:table-column-properties fo:break-before="auto" style:column-width="2.730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794cm"/>
    </style:style>
    <style:style style:name="co6" style:family="table-column">
      <style:table-column-properties fo:break-before="auto" style:column-width="2.49766666666667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25.2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37">
      <style:graphic-properties draw:stroke="solid" svg:stroke-color="#000000" draw:auto-grow-width="false" draw:auto-grow-height="false"/>
    </style:style>
    <style:style style:family="graphic" style:name="a38">
      <style:graphic-properties draw:stroke="solid" svg:stroke-color="#000000" draw:auto-grow-width="false" draw:auto-grow-height="false"/>
    </style:style>
    <style:style style:family="graphic" style:name="a39">
      <style:graphic-properties draw:stroke="solid" svg:stroke-color="#000000" draw:auto-grow-width="false" draw:auto-grow-height="false"/>
    </style:style>
    <style:style style:family="graphic" style:name="a20">
      <style:graphic-properties draw:stroke="solid" svg:stroke-color="#000000" draw:auto-grow-width="false" draw:auto-grow-height="false"/>
    </style:style>
    <style:style style:family="graphic" style:name="a21">
      <style:graphic-properties draw:stroke="solid" svg:stroke-color="#000000" draw:auto-grow-width="false" draw:auto-grow-height="false"/>
    </style:style>
    <style:style style:family="graphic" style:name="a22">
      <style:graphic-properties draw:stroke="solid" svg:stroke-color="#000000" draw:auto-grow-width="false" draw:auto-grow-height="false"/>
    </style:style>
    <style:style style:family="graphic" style:name="a23">
      <style:graphic-properties draw:stroke="solid" svg:stroke-color="#000000" draw:auto-grow-width="false" draw:auto-grow-height="false"/>
    </style:style>
    <style:style style:family="graphic" style:name="a24">
      <style:graphic-properties draw:stroke="solid" svg:stroke-color="#000000" draw:auto-grow-width="false" draw:auto-grow-height="false"/>
    </style:style>
    <style:style style:family="graphic" style:name="a25">
      <style:graphic-properties draw:stroke="solid" svg:stroke-color="#000000" draw:auto-grow-width="false" draw:auto-grow-height="false"/>
    </style:style>
    <style:style style:family="graphic" style:name="a26">
      <style:graphic-properties draw:stroke="solid" svg:stroke-color="#000000" draw:auto-grow-width="false" draw:auto-grow-height="false"/>
    </style:style>
    <style:style style:family="graphic" style:name="a27">
      <style:graphic-properties draw:stroke="solid" svg:stroke-color="#000000" draw:auto-grow-width="false" draw:auto-grow-height="false"/>
    </style:style>
    <style:style style:family="graphic" style:name="a28">
      <style:graphic-properties draw:stroke="solid" svg:stroke-color="#000000" draw:auto-grow-width="false" draw:auto-grow-height="false"/>
    </style:style>
    <style:style style:family="graphic" style:name="a29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13">
      <style:graphic-properties draw:stroke="solid" svg:stroke-color="#000000" draw:auto-grow-width="false" draw:auto-grow-height="false"/>
    </style:style>
    <style:style style:family="graphic" style:name="a14">
      <style:graphic-properties draw:stroke="solid" svg:stroke-color="#000000" draw:auto-grow-width="false" draw:auto-grow-height="false"/>
    </style:style>
    <style:style style:family="graphic" style:name="a15">
      <style:graphic-properties draw:stroke="solid" svg:stroke-color="#000000" draw:auto-grow-width="false" draw:auto-grow-height="false"/>
    </style:style>
    <style:style style:family="graphic" style:name="a16">
      <style:graphic-properties draw:stroke="solid" svg:stroke-color="#000000" draw:auto-grow-width="false" draw:auto-grow-height="false"/>
    </style:style>
    <style:style style:family="graphic" style:name="a17">
      <style:graphic-properties draw:stroke="solid" svg:stroke-color="#000000" draw:auto-grow-width="false" draw:auto-grow-height="false"/>
    </style:style>
    <style:style style:family="graphic" style:name="a18">
      <style:graphic-properties draw:stroke="solid" svg:stroke-color="#000000" draw:auto-grow-width="false" draw:auto-grow-height="false"/>
    </style:style>
    <style:style style:family="graphic" style:name="a19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40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1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0">
      <style:graphic-properties draw:stroke="solid" svg:stroke-color="#000000" draw:auto-grow-width="false" draw:auto-grow-height="false"/>
    </style:style>
    <style:style style:family="graphic" style:name="a31">
      <style:graphic-properties draw:stroke="solid" svg:stroke-color="#000000" draw:auto-grow-width="false" draw:auto-grow-height="false"/>
    </style:style>
    <style:style style:family="graphic" style:name="a32">
      <style:graphic-properties draw:stroke="solid" svg:stroke-color="#000000" draw:auto-grow-width="false" draw:auto-grow-height="false"/>
    </style:style>
    <style:style style:family="graphic" style:name="a33">
      <style:graphic-properties draw:stroke="solid" svg:stroke-color="#000000" draw:auto-grow-width="false" draw:auto-grow-height="false"/>
    </style:style>
    <style:style style:family="graphic" style:name="a34">
      <style:graphic-properties draw:stroke="solid" svg:stroke-color="#000000" draw:auto-grow-width="false" draw:auto-grow-height="false"/>
    </style:style>
    <style:style style:family="graphic" style:name="a35">
      <style:graphic-properties draw:stroke="solid" svg:stroke-color="#000000" draw:auto-grow-width="false" draw:auto-grow-height="false"/>
    </style:style>
    <style:style style:family="graphic" style:name="a36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arehold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shareholder_name</text:p>
          </table:table-cell>
          <table:table-cell office:value-type="string" table:style-name="ce3">
            <text:p>share_amount</text:p>
          </table:table-cell>
          <table:table-cell office:value-type="string" table:style-name="ce2">
            <text:p>cash_deposit</text:p>
          </table:table-cell>
          <table:table-cell office:value-type="string" table:style-name="ce2">
            <text:p>total</text:p>
          </table:table-cell>
          <table:table-cell office:value-type="string" table:style-name="ce3">
            <text:p>new_shares</text:p>
          </table:table-cell>
          <table:table-cell office:value-type="string" table:style-name="ce2">
            <text:p>nettotal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DHIKRAO DHONDIRAM PATIL</text:p>
          </table:table-cell>
          <table:table-cell office:value-type="float" office:value="7800" table:style-name="ce5">
            <text:p>7800</text:p>
          </table:table-cell>
          <table:table-cell office:value-type="float" office:value="200" table:style-name="ce5">
            <text:p>200</text:p>
          </table:table-cell>
          <table:table-cell office:value-type="float" office:value="8000" table:formula="of:=[.B2]+[.C2]" table:style-name="ce5">
            <text:p>8000</text:p>
          </table:table-cell>
          <table:table-cell table:style-name="ce5"/>
          <table:table-cell office:value-type="float" office:value="8000" table:formula="of:=[.D2]+[.E2]" table:style-name="ce5">
            <text:p>80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JIT SHAHAJI DESAI</text:p>
          </table:table-cell>
          <table:table-cell office:value-type="float" office:value="4200" table:style-name="ce5">
            <text:p>4200</text:p>
          </table:table-cell>
          <table:table-cell table:style-name="ce5"/>
          <table:table-cell office:value-type="float" office:value="4200" table:formula="of:=[.B3]+[.C3]" table:style-name="ce5">
            <text:p>4200</text:p>
          </table:table-cell>
          <table:table-cell table:style-name="ce5"/>
          <table:table-cell office:value-type="float" office:value="4200" table:formula="of:=[.D3]+[.E3]" table:style-name="ce5">
            <text:p>42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MOL RAJAN BHANDARKAR</text:p>
          </table:table-cell>
          <table:table-cell office:value-type="float" office:value="4700" table:style-name="ce5">
            <text:p>4700</text:p>
          </table:table-cell>
          <table:table-cell table:style-name="ce5"/>
          <table:table-cell office:value-type="float" office:value="4700" table:formula="of:=[.B4]+[.C4]" table:style-name="ce5">
            <text:p>4700</text:p>
          </table:table-cell>
          <table:table-cell table:style-name="ce5"/>
          <table:table-cell office:value-type="float" office:value="4700" table:formula="of:=[.D4]+[.E4]" table:style-name="ce5">
            <text:p>47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MOL TANAJI SALUNKHE</text:p>
          </table:table-cell>
          <table:table-cell office:value-type="float" office:value="4400" table:style-name="ce5">
            <text:p>4400</text:p>
          </table:table-cell>
          <table:table-cell office:value-type="float" office:value="100" table:style-name="ce5">
            <text:p>100</text:p>
          </table:table-cell>
          <table:table-cell office:value-type="float" office:value="4500" table:formula="of:=[.B5]+[.C5]" table:style-name="ce5">
            <text:p>4500</text:p>
          </table:table-cell>
          <table:table-cell table:style-name="ce5"/>
          <table:table-cell office:value-type="float" office:value="4500" table:formula="of:=[.D5]+[.E5]" table:style-name="ce5">
            <text:p>45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MRUT BABAN PATIL</text:p>
          </table:table-cell>
          <table:table-cell office:value-type="float" office:value="32200" table:style-name="ce5">
            <text:p>32200</text:p>
          </table:table-cell>
          <table:table-cell office:value-type="float" office:value="300" table:style-name="ce5">
            <text:p>300</text:p>
          </table:table-cell>
          <table:table-cell office:value-type="float" office:value="32500" table:formula="of:=[.B6]+[.C6]" table:style-name="ce5">
            <text:p>32500</text:p>
          </table:table-cell>
          <table:table-cell table:style-name="ce5"/>
          <table:table-cell office:value-type="float" office:value="32500" table:formula="of:=[.D6]+[.E6]" table:style-name="ce5">
            <text:p>325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NANDA BAPU GAIKWAD</text:p>
          </table:table-cell>
          <table:table-cell office:value-type="float" office:value="10200" table:style-name="ce5">
            <text:p>10200</text:p>
          </table:table-cell>
          <table:table-cell office:value-type="float" office:value="300" table:style-name="ce5">
            <text:p>300</text:p>
          </table:table-cell>
          <table:table-cell office:value-type="float" office:value="10500" table:formula="of:=[.B7]+[.C7]" table:style-name="ce5">
            <text:p>10500</text:p>
          </table:table-cell>
          <table:table-cell office:value-type="float" office:value="2000" table:style-name="ce5">
            <office:annotation draw:style-name="a0" svg:x="3.45in" svg:y="1.95in" svg:width="1.54166666666667in" svg:height="0.825in">
              <dc:creator>SURYAVANSHI</dc:creator>
              <text:p><text:span text:style-name="T1">SURYAVANSHI:</text:span><text:span text:style-name="T2"/></text:p>
              <text:p><text:span text:style-name="T2">share <text:s/>date <text:s/>01.08.2018<text:s/></text:span></text:p>
            </office:annotation>
            <text:p>2000</text:p>
          </table:table-cell>
          <table:table-cell office:value-type="float" office:value="12500" table:formula="of:=[.D7]+[.E7]" table:style-name="ce5">
            <text:p>125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NANDA TUKARAM KHOT</text:p>
          </table:table-cell>
          <table:table-cell office:value-type="float" office:value="22900" table:style-name="ce5">
            <text:p>22900</text:p>
          </table:table-cell>
          <table:table-cell office:value-type="float" office:value="100" table:style-name="ce5">
            <text:p>100</text:p>
          </table:table-cell>
          <table:table-cell office:value-type="float" office:value="23000" table:formula="of:=[.B8]+[.C8]" table:style-name="ce5">
            <text:p>23000</text:p>
          </table:table-cell>
          <table:table-cell office:value-type="float" office:value="2000" table:style-name="ce5">
            <office:annotation draw:style-name="a1" svg:x="3.45in" svg:y="2.15in" svg:width="1.375in" svg:height="0.775in">
              <dc:creator>RSL</dc:creator>
              <text:p><text:span text:style-name="T3">RSL:</text:span><text:span text:style-name="T4"/></text:p>
              <text:p><text:span text:style-name="T4">share 01.11.2018 <text:s/>2000</text:span><text:span text:style-name="T4"/></text:p>
              <text:p/>
            </office:annotation>
            <text:p>2000</text:p>
          </table:table-cell>
          <table:table-cell office:value-type="float" office:value="25000" table:formula="of:=[.D8]+[.E8]" table:style-name="ce5">
            <text:p>250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NIL KISAN NIKAM</text:p>
          </table:table-cell>
          <table:table-cell office:value-type="float" office:value="14000" table:style-name="ce5">
            <text:p>14000</text:p>
          </table:table-cell>
          <table:table-cell table:style-name="ce5"/>
          <table:table-cell office:value-type="float" office:value="14000" table:formula="of:=[.B9]+[.C9]" table:style-name="ce5">
            <text:p>14000</text:p>
          </table:table-cell>
          <table:table-cell table:style-name="ce5"/>
          <table:table-cell office:value-type="float" office:value="14000" table:formula="of:=[.D9]+[.E9]" table:style-name="ce5">
            <text:p>140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NIL NAMDEV PATIL</text:p>
          </table:table-cell>
          <table:table-cell office:value-type="float" office:value="6100" table:style-name="ce5">
            <text:p>6100</text:p>
          </table:table-cell>
          <table:table-cell table:style-name="ce5"/>
          <table:table-cell office:value-type="float" office:value="6100" table:formula="of:=[.B10]+[.C10]" table:style-name="ce5">
            <text:p>6100</text:p>
          </table:table-cell>
          <table:table-cell office:value-type="float" office:value="2000" table:style-name="ce5">
            <office:annotation draw:style-name="a2" svg:x="3.45in" svg:y="2.55in" svg:width="1.54166666666667in" svg:height="0.825in">
              <dc:creator>SURYAVANSHI</dc:creator>
              <text:p><text:span text:style-name="T1">SURYAVANSHI:</text:span><text:span text:style-name="T2"/></text:p>
              <text:p><text:span text:style-name="T2">date <text:s/>01.10.2018 2000 share<text:s/></text:span></text:p>
            </office:annotation>
            <text:p>2000</text:p>
          </table:table-cell>
          <table:table-cell office:value-type="float" office:value="8100" table:formula="of:=[.D10]+[.E10]" table:style-name="ce5">
            <text:p>81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NIL PANDURANG PATIL</text:p>
          </table:table-cell>
          <table:table-cell office:value-type="float" office:value="1300" table:style-name="ce5">
            <text:p>1300</text:p>
          </table:table-cell>
          <table:table-cell table:style-name="ce5"/>
          <table:table-cell office:value-type="float" office:value="1300" table:formula="of:=[.B11]+[.C11]" table:style-name="ce5">
            <text:p>1300</text:p>
          </table:table-cell>
          <table:table-cell table:style-name="ce5"/>
          <table:table-cell office:value-type="float" office:value="0" table:formula="of:=[.D11]+[.E11]+[.#REF!]" table:style-name="ce5">
            <text:p>#REF!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RJUN BHIMRAO PATIL</text:p>
          </table:table-cell>
          <table:table-cell office:value-type="float" office:value="23600" table:style-name="ce5">
            <text:p>23600</text:p>
          </table:table-cell>
          <table:table-cell office:value-type="float" office:value="400" table:style-name="ce5">
            <text:p>400</text:p>
          </table:table-cell>
          <table:table-cell office:value-type="float" office:value="24000" table:formula="of:=[.B12]+[.C12]" table:style-name="ce5">
            <text:p>24000</text:p>
          </table:table-cell>
          <table:table-cell table:style-name="ce5"/>
          <table:table-cell office:value-type="float" office:value="24000" table:formula="of:=[.D12]+[.E12]" table:style-name="ce5">
            <text:p>240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RUN KASHINATH CHAVAN</text:p>
          </table:table-cell>
          <table:table-cell office:value-type="float" office:value="16900" table:style-name="ce5">
            <text:p>16900</text:p>
          </table:table-cell>
          <table:table-cell table:style-name="ce5"/>
          <table:table-cell office:value-type="float" office:value="16900" table:formula="of:=[.B13]+[.C13]" table:style-name="ce5">
            <text:p>16900</text:p>
          </table:table-cell>
          <table:table-cell table:style-name="ce5"/>
          <table:table-cell office:value-type="float" office:value="0" table:formula="of:=[.D13]+[.E13]+[.#REF!]" table:style-name="ce5">
            <text:p>#REF!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SHOK SAHDEV PATIL</text:p>
          </table:table-cell>
          <table:table-cell office:value-type="float" office:value="4400" table:style-name="ce5">
            <text:p>4400</text:p>
          </table:table-cell>
          <table:table-cell office:value-type="float" office:value="100" table:style-name="ce5">
            <text:p>100</text:p>
          </table:table-cell>
          <table:table-cell office:value-type="float" office:value="4500" table:formula="of:=[.B14]+[.C14]" table:style-name="ce5">
            <text:p>4500</text:p>
          </table:table-cell>
          <table:table-cell office:value-type="float" office:value="2000" table:style-name="ce6">
            <office:annotation draw:style-name="a3" svg:x="3.45in" svg:y="3.35in" svg:width="3.66666666666667in" svg:height="0.425in">
              <dc:creator>SURYAVANSHI</dc:creator>
              <text:p><text:span text:style-name="T1">SURYAVANSHI:</text:span><text:span text:style-name="T2"/></text:p>
              <text:p><text:span text:style-name="T2">SHARE 2000 DATED 29.05.2018</text:span></text:p>
            </office:annotation>
            <text:p>2000</text:p>
          </table:table-cell>
          <table:table-cell office:value-type="float" office:value="6500" table:formula="of:=[.D14]+[.E14]" table:style-name="ce5">
            <text:p>65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VINASH BABASO PATIL</text:p>
          </table:table-cell>
          <table:table-cell office:value-type="float" office:value="20000" table:style-name="ce5">
            <text:p>20000</text:p>
          </table:table-cell>
          <table:table-cell table:style-name="ce5"/>
          <table:table-cell office:value-type="float" office:value="20000" table:formula="of:=[.B15]+[.C15]" table:style-name="ce5">
            <text:p>20000</text:p>
          </table:table-cell>
          <table:table-cell table:style-name="ce5"/>
          <table:table-cell office:value-type="float" office:value="20000" table:formula="of:=[.D15]+[.E15]" table:style-name="ce5">
            <text:p>200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BABAN SHIVAJI THORAT</text:p>
          </table:table-cell>
          <table:table-cell office:value-type="float" office:value="6100" table:style-name="ce5">
            <text:p>6100</text:p>
          </table:table-cell>
          <table:table-cell table:style-name="ce5"/>
          <table:table-cell office:value-type="float" office:value="6100" table:formula="of:=[.B16]+[.C16]" table:style-name="ce5">
            <text:p>6100</text:p>
          </table:table-cell>
          <table:table-cell table:style-name="ce5"/>
          <table:table-cell office:value-type="float" office:value="6100" table:formula="of:=[.D16]+[.E16]" table:style-name="ce5">
            <text:p>61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BABASO VISHNU KADAM</text:p>
          </table:table-cell>
          <table:table-cell office:value-type="float" office:value="9400" table:style-name="ce5">
            <text:p>9400</text:p>
          </table:table-cell>
          <table:table-cell office:value-type="float" office:value="100" table:style-name="ce5">
            <text:p>100</text:p>
          </table:table-cell>
          <table:table-cell office:value-type="float" office:value="9500" table:formula="of:=[.B17]+[.C17]" table:style-name="ce5">
            <text:p>9500</text:p>
          </table:table-cell>
          <table:table-cell office:value-type="float" office:value="2000" table:style-name="ce7">
            <office:annotation draw:style-name="a4" svg:x="3.45in" svg:y="3.95in" svg:width="1.54166666666667in" svg:height="0.825in">
              <dc:creator>SURYAVANSHI</dc:creator>
              <text:p><text:span text:style-name="T1">SURYAVANSHI:</text:span><text:span text:style-name="T2"/></text:p>
              <text:p><text:span text:style-name="T2">date <text:s/>01.01.19</text:span><text:span text:style-name="T2"/></text:p>
              <text:p><text:span text:style-name="T2">2000 <text:s/>share<text:s/></text:span></text:p>
            </office:annotation>
            <text:p>2000</text:p>
          </table:table-cell>
          <table:table-cell office:value-type="float" office:value="11500" table:formula="of:=[.D17]+[.E17]" table:style-name="ce5">
            <text:p>115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BAJARANG JAGANNATH KUMBHAR</text:p>
          </table:table-cell>
          <table:table-cell table:number-columns-repeated="2" table:style-name="ce5"/>
          <table:table-cell office:value-type="float" office:value="0" table:formula="of:=[.B18]+[.C18]" table:style-name="ce5">
            <text:p>0</text:p>
          </table:table-cell>
          <table:table-cell office:value-type="float" office:value="2000" table:style-name="ce5">
            <text:p>2000</text:p>
          </table:table-cell>
          <table:table-cell office:value-type="float" office:value="2000" table:formula="of:=[.D18]+[.E18]" table:style-name="ce5">
            <text:p>20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BAJIRAO SHANKAR PATIL</text:p>
          </table:table-cell>
          <table:table-cell office:value-type="float" office:value="19900" table:style-name="ce5">
            <text:p>19900</text:p>
          </table:table-cell>
          <table:table-cell office:value-type="float" office:value="100" table:style-name="ce5">
            <text:p>100</text:p>
          </table:table-cell>
          <table:table-cell office:value-type="float" office:value="20000" table:formula="of:=[.B19]+[.C19]" table:style-name="ce5">
            <text:p>20000</text:p>
          </table:table-cell>
          <table:table-cell table:style-name="ce5"/>
          <table:table-cell office:value-type="float" office:value="20000" table:formula="of:=[.D19]+[.E19]" table:style-name="ce5">
            <text:p>200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BALASO MARUTI KADAM</text:p>
          </table:table-cell>
          <table:table-cell office:value-type="float" office:value="7900" table:style-name="ce5">
            <text:p>7900</text:p>
          </table:table-cell>
          <table:table-cell office:value-type="float" office:value="100" table:style-name="ce5">
            <text:p>100</text:p>
          </table:table-cell>
          <table:table-cell office:value-type="float" office:value="8000" table:formula="of:=[.B20]+[.C20]" table:style-name="ce5">
            <text:p>8000</text:p>
          </table:table-cell>
          <table:table-cell table:style-name="ce5"/>
          <table:table-cell office:value-type="float" office:value="8000" table:formula="of:=[.D20]+[.E20]" table:style-name="ce5">
            <text:p>80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CHANDRAKANT DINKAR CHAVAN</text:p>
          </table:table-cell>
          <table:table-cell office:value-type="float" office:value="9800" table:style-name="ce5">
            <text:p>9800</text:p>
          </table:table-cell>
          <table:table-cell office:value-type="float" office:value="200" table:style-name="ce5">
            <text:p>200</text:p>
          </table:table-cell>
          <table:table-cell office:value-type="float" office:value="10000" table:formula="of:=[.B21]+[.C21]" table:style-name="ce5">
            <text:p>10000</text:p>
          </table:table-cell>
          <table:table-cell table:style-name="ce5"/>
          <table:table-cell office:value-type="float" office:value="10000" table:formula="of:=[.D21]+[.E21]" table:style-name="ce5">
            <text:p>100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CHANDRAKANT SHIVAJI SHINDE</text:p>
          </table:table-cell>
          <table:table-cell office:value-type="float" office:value="2800" table:style-name="ce5">
            <text:p>2800</text:p>
          </table:table-cell>
          <table:table-cell table:style-name="ce5"/>
          <table:table-cell office:value-type="float" office:value="2800" table:formula="of:=[.B22]+[.C22]" table:style-name="ce5">
            <text:p>2800</text:p>
          </table:table-cell>
          <table:table-cell table:style-name="ce5"/>
          <table:table-cell office:value-type="float" office:value="2800" table:formula="of:=[.D22]+[.E22]" table:style-name="ce5">
            <text:p>28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DEEPAK SHIVAJIRAO MOKASHI</text:p>
          </table:table-cell>
          <table:table-cell office:value-type="float" office:value="25400" table:style-name="ce5">
            <text:p>25400</text:p>
          </table:table-cell>
          <table:table-cell office:value-type="float" office:value="100" table:style-name="ce5">
            <text:p>100</text:p>
          </table:table-cell>
          <table:table-cell office:value-type="float" office:value="25500" table:formula="of:=[.B23]+[.C23]" table:style-name="ce5">
            <text:p>25500</text:p>
          </table:table-cell>
          <table:table-cell office:value-type="float" office:value="2000" table:style-name="ce5">
            <text:p>2000</text:p>
          </table:table-cell>
          <table:table-cell office:value-type="float" office:value="27500" table:formula="of:=[.D23]+[.E23]" table:style-name="ce5">
            <text:p>275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DEEPAK SITARAM PATIL</text:p>
          </table:table-cell>
          <table:table-cell office:value-type="float" office:value="19500" table:style-name="ce5">
            <text:p>19500</text:p>
          </table:table-cell>
          <table:table-cell office:value-type="float" office:value="500" table:style-name="ce5">
            <text:p>500</text:p>
          </table:table-cell>
          <table:table-cell office:value-type="float" office:value="20000" table:formula="of:=[.B24]+[.C24]" table:style-name="ce5">
            <text:p>20000</text:p>
          </table:table-cell>
          <table:table-cell office:value-type="float" office:value="2000" table:style-name="ce5">
            <office:annotation draw:style-name="a5" svg:x="3.45in" svg:y="5.35in" svg:width="1.54166666666667in" svg:height="0.825in">
              <dc:creator>SURYAVANSHI</dc:creator>
              <text:p><text:span text:style-name="T1">SURYAVANSHI:</text:span><text:span text:style-name="T2"/></text:p>
              <text:p><text:span text:style-name="T2">Share <text:s/>2000 date <text:s/>01.09.2018<text:s/></text:span></text:p>
            </office:annotation>
            <text:p>2000</text:p>
          </table:table-cell>
          <table:table-cell office:value-type="float" office:value="22000" table:formula="of:=[.D24]+[.E24]" table:style-name="ce5">
            <text:p>220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DILAWAR MOULA MAGDUM</text:p>
          </table:table-cell>
          <table:table-cell office:value-type="float" office:value="3300" table:style-name="ce5">
            <text:p>3300</text:p>
          </table:table-cell>
          <table:table-cell table:style-name="ce5"/>
          <table:table-cell office:value-type="float" office:value="3300" table:formula="of:=[.B25]+[.C25]" table:style-name="ce5">
            <text:p>3300</text:p>
          </table:table-cell>
          <table:table-cell table:style-name="ce5"/>
          <table:table-cell office:value-type="float" office:value="3300" table:formula="of:=[.D25]+[.E25]" table:style-name="ce5">
            <text:p>33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DINESH YASHWANT DESHMUKH</text:p>
          </table:table-cell>
          <table:table-cell office:value-type="float" office:value="15200" table:style-name="ce5">
            <text:p>15200</text:p>
          </table:table-cell>
          <table:table-cell office:value-type="float" office:value="300" table:style-name="ce5">
            <text:p>300</text:p>
          </table:table-cell>
          <table:table-cell office:value-type="float" office:value="15500" table:formula="of:=[.B26]+[.C26]" table:style-name="ce5">
            <text:p>15500</text:p>
          </table:table-cell>
          <table:table-cell table:style-name="ce5"/>
          <table:table-cell office:value-type="float" office:value="15500" table:formula="of:=[.D26]+[.E26]" table:style-name="ce5">
            <text:p>155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HIMMAT SHIVAJIRAO PATIL</text:p>
          </table:table-cell>
          <table:table-cell office:value-type="float" office:value="7500" table:style-name="ce5">
            <text:p>7500</text:p>
          </table:table-cell>
          <table:table-cell table:style-name="ce5"/>
          <table:table-cell office:value-type="float" office:value="7500" table:formula="of:=[.B27]+[.C27]" table:style-name="ce5">
            <text:p>7500</text:p>
          </table:table-cell>
          <table:table-cell office:value-type="float" office:value="2000" table:style-name="ce7">
            <office:annotation draw:style-name="a6" svg:x="3.45in" svg:y="5.95in" svg:width="1.54166666666667in" svg:height="0.825in">
              <dc:creator>SURYAVANSHI</dc:creator>
              <text:p><text:span text:style-name="T1">SURYAVANSHI:</text:span><text:span text:style-name="T2"/></text:p>
              <text:p><text:span text:style-name="T2">date <text:s/>01.1.19</text:span><text:span text:style-name="T2"/></text:p>
              <text:p><text:span text:style-name="T2">2000</text:span></text:p>
            </office:annotation>
            <text:p>2000</text:p>
          </table:table-cell>
          <table:table-cell office:value-type="float" office:value="9500" table:formula="of:=[.D27]+[.E27]" table:style-name="ce5">
            <text:p>95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BRAHIM BADSHAH MULLA</text:p>
          </table:table-cell>
          <table:table-cell office:value-type="float" office:value="3000" table:style-name="ce5">
            <text:p>3000</text:p>
          </table:table-cell>
          <table:table-cell table:style-name="ce5"/>
          <table:table-cell office:value-type="float" office:value="3000" table:formula="of:=[.B28]+[.C28]" table:style-name="ce5">
            <text:p>3000</text:p>
          </table:table-cell>
          <table:table-cell table:style-name="ce5"/>
          <table:table-cell office:value-type="float" office:value="3000" table:formula="of:=[.D28]+[.E28]" table:style-name="ce5">
            <text:p>30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JAYKAR LAXMAN KHARADE</text:p>
          </table:table-cell>
          <table:table-cell office:value-type="float" office:value="2600" table:style-name="ce5">
            <text:p>2600</text:p>
          </table:table-cell>
          <table:table-cell table:style-name="ce5"/>
          <table:table-cell office:value-type="float" office:value="2600" table:formula="of:=[.B29]+[.C29]" table:style-name="ce5">
            <text:p>2600</text:p>
          </table:table-cell>
          <table:table-cell table:style-name="ce5"/>
          <table:table-cell office:value-type="float" office:value="2600" table:formula="of:=[.D29]+[.E29]" table:style-name="ce5">
            <text:p>26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JAYSING RAVAJI PATIL</text:p>
          </table:table-cell>
          <table:table-cell office:value-type="float" office:value="6100" table:style-name="ce5">
            <text:p>6100</text:p>
          </table:table-cell>
          <table:table-cell table:style-name="ce5"/>
          <table:table-cell office:value-type="float" office:value="6100" table:formula="of:=[.B30]+[.C30]" table:style-name="ce5">
            <text:p>6100</text:p>
          </table:table-cell>
          <table:table-cell table:style-name="ce5"/>
          <table:table-cell office:value-type="float" office:value="6100" table:formula="of:=[.D30]+[.E30]" table:style-name="ce5">
            <text:p>61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JAYWANT PANDURANG MALI</text:p>
          </table:table-cell>
          <table:table-cell office:value-type="float" office:value="11200" table:style-name="ce5">
            <text:p>11200</text:p>
          </table:table-cell>
          <table:table-cell office:value-type="float" office:value="300" table:style-name="ce5">
            <text:p>300</text:p>
          </table:table-cell>
          <table:table-cell office:value-type="float" office:value="11500" table:formula="of:=[.B31]+[.C31]" table:style-name="ce5">
            <text:p>11500</text:p>
          </table:table-cell>
          <table:table-cell table:style-name="ce5"/>
          <table:table-cell office:value-type="float" office:value="11500" table:formula="of:=[.D31]+[.E31]" table:style-name="ce5">
            <text:p>115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JEEVAN SHASHIKANT PATIL</text:p>
          </table:table-cell>
          <table:table-cell office:value-type="float" office:value="11400" table:style-name="ce5">
            <text:p>11400</text:p>
          </table:table-cell>
          <table:table-cell office:value-type="float" office:value="100" table:style-name="ce5">
            <text:p>100</text:p>
          </table:table-cell>
          <table:table-cell office:value-type="float" office:value="11500" table:formula="of:=[.B32]+[.C32]" table:style-name="ce5">
            <text:p>11500</text:p>
          </table:table-cell>
          <table:table-cell office:value-type="float" office:value="2000" table:style-name="ce5">
            <office:annotation draw:style-name="a7" svg:x="3.45in" svg:y="6.95in" svg:width="1.54166666666667in" svg:height="0.825in">
              <dc:creator>SURYAVANSHI</dc:creator>
              <text:p><text:span text:style-name="T1">SURYAVANSHI:</text:span><text:span text:style-name="T2"/></text:p>
              <text:p><text:span text:style-name="T2">Share <text:s text:c="2"/>2000 date <text:s/>01.09.2018</text:span></text:p>
            </office:annotation>
            <text:p>2000</text:p>
          </table:table-cell>
          <table:table-cell office:value-type="float" office:value="13500" table:formula="of:=[.D32]+[.E32]" table:style-name="ce5">
            <text:p>135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JITENDRA HANMANT JADHAV</text:p>
          </table:table-cell>
          <table:table-cell office:value-type="float" office:value="11700" table:style-name="ce5">
            <text:p>11700</text:p>
          </table:table-cell>
          <table:table-cell office:value-type="float" office:value="300" table:style-name="ce5">
            <text:p>300</text:p>
          </table:table-cell>
          <table:table-cell office:value-type="float" office:value="12000" table:formula="of:=[.B33]+[.C33]" table:style-name="ce5">
            <text:p>12000</text:p>
          </table:table-cell>
          <table:table-cell table:style-name="ce5"/>
          <table:table-cell office:value-type="float" office:value="12000" table:formula="of:=[.D33]+[.E33]" table:style-name="ce5">
            <text:p>120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KAILAS TUKARAM BALLAL</text:p>
          </table:table-cell>
          <table:table-cell office:value-type="float" office:value="9600" table:style-name="ce5">
            <text:p>9600</text:p>
          </table:table-cell>
          <table:table-cell office:value-type="float" office:value="400" table:style-name="ce5">
            <text:p>400</text:p>
          </table:table-cell>
          <table:table-cell office:value-type="float" office:value="10000" table:formula="of:=[.B34]+[.C34]" table:style-name="ce5">
            <text:p>10000</text:p>
          </table:table-cell>
          <table:table-cell office:value-type="float" office:value="2000" table:style-name="ce5">
            <office:annotation draw:style-name="a8" svg:x="3.45in" svg:y="7.35in" svg:width="1.54166666666667in" svg:height="0.825in">
              <dc:creator>SURYAVANSHI</dc:creator>
              <text:p><text:span text:style-name="T1">SURYAVANSHI:</text:span><text:span text:style-name="T2"/></text:p>
              <text:p><text:span text:style-name="T2">Share <text:s/>2000 <text:s/>date <text:s/>01.09.2018</text:span></text:p>
            </office:annotation>
            <text:p>2000</text:p>
          </table:table-cell>
          <table:table-cell office:value-type="float" office:value="12000" table:formula="of:=[.D34]+[.E34]" table:style-name="ce5">
            <text:p>120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KALPANA BALASO CHAVAN</text:p>
          </table:table-cell>
          <table:table-cell office:value-type="float" office:value="1200" table:style-name="ce5">
            <text:p>1200</text:p>
          </table:table-cell>
          <table:table-cell table:style-name="ce5"/>
          <table:table-cell office:value-type="float" office:value="1200" table:formula="of:=[.B35]+[.C35]" table:style-name="ce5">
            <text:p>1200</text:p>
          </table:table-cell>
          <table:table-cell table:style-name="ce5"/>
          <table:table-cell office:value-type="float" office:value="1200" table:formula="of:=[.D35]+[.E35]" table:style-name="ce5">
            <text:p>12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KRISHNAT SAMPATRAO KUMBHAR</text:p>
          </table:table-cell>
          <table:table-cell office:value-type="float" office:value="15000" table:style-name="ce5">
            <text:p>15000</text:p>
          </table:table-cell>
          <table:table-cell table:style-name="ce5"/>
          <table:table-cell office:value-type="float" office:value="15000" table:formula="of:=[.B36]+[.C36]" table:style-name="ce5">
            <text:p>15000</text:p>
          </table:table-cell>
          <table:table-cell office:value-type="float" office:value="2000" table:style-name="ce5">
            <office:annotation draw:style-name="a9" svg:x="3.45in" svg:y="7.75in" svg:width="1.54166666666667in" svg:height="0.825in">
              <dc:creator>SURYAVANSHI</dc:creator>
              <text:p><text:span text:style-name="T1">SURYAVANSHI:</text:span><text:span text:style-name="T2"/></text:p>
              <text:p><text:span text:style-name="T2">share <text:s/>2000<text:s text:c="2"/></text:span><text:span text:style-name="T2"/></text:p>
              <text:p><text:span text:style-name="T2">date <text:s text:c="2"/>29.06.2018</text:span><text:span text:style-name="T2"/></text:p>
              <text:p/>
            </office:annotation>
            <text:p>2000</text:p>
          </table:table-cell>
          <table:table-cell office:value-type="float" office:value="17000" table:formula="of:=[.D36]+[.E36]" table:style-name="ce5">
            <text:p>170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KUMAR MOHAN DUKE</text:p>
          </table:table-cell>
          <table:table-cell office:value-type="float" office:value="20500" table:style-name="ce5">
            <text:p>20500</text:p>
          </table:table-cell>
          <table:table-cell office:value-type="float" office:value="500" table:style-name="ce5">
            <text:p>500</text:p>
          </table:table-cell>
          <table:table-cell office:value-type="float" office:value="21000" table:formula="of:=[.B37]+[.C37]" table:style-name="ce5">
            <text:p>21000</text:p>
          </table:table-cell>
          <table:table-cell office:value-type="float" office:value="2000" table:style-name="ce5">
            <office:annotation draw:style-name="a10" svg:x="3.45in" svg:y="7.95in" svg:width="1.54166666666667in" svg:height="0.825in">
              <dc:creator>SURYAVANSHI</dc:creator>
              <text:p><text:span text:style-name="T1">SURYAVANSHI:</text:span><text:span text:style-name="T2"/></text:p>
              <text:p><text:span text:style-name="T2">DATE 01.12.2018 <text:s/>2000</text:span></text:p>
            </office:annotation>
            <text:p>2000</text:p>
          </table:table-cell>
          <table:table-cell office:value-type="float" office:value="23000" table:formula="of:=[.D37]+[.E37]" table:style-name="ce5">
            <text:p>230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LALASO GAJANAN MANE</text:p>
          </table:table-cell>
          <table:table-cell office:value-type="float" office:value="2800" table:style-name="ce5">
            <text:p>2800</text:p>
          </table:table-cell>
          <table:table-cell table:style-name="ce5"/>
          <table:table-cell office:value-type="float" office:value="2800" table:formula="of:=[.B38]+[.C38]" table:style-name="ce5">
            <text:p>2800</text:p>
          </table:table-cell>
          <table:table-cell table:style-name="ce5"/>
          <table:table-cell office:value-type="float" office:value="2800" table:formula="of:=[.D38]+[.E38]" table:style-name="ce5">
            <text:p>28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MAHESH RAJARAM JADHAV</text:p>
          </table:table-cell>
          <table:table-cell office:value-type="float" office:value="4400" table:style-name="ce5">
            <text:p>4400</text:p>
          </table:table-cell>
          <table:table-cell office:value-type="float" office:value="100" table:style-name="ce5">
            <text:p>100</text:p>
          </table:table-cell>
          <table:table-cell office:value-type="float" office:value="4500" table:formula="of:=[.B39]+[.C39]" table:style-name="ce5">
            <text:p>4500</text:p>
          </table:table-cell>
          <table:table-cell office:value-type="float" office:value="2000" table:style-name="ce5">
            <office:annotation draw:style-name="a11" svg:x="3.45in" svg:y="8.35in" svg:width="1.375in" svg:height="0.775in">
              <dc:creator>RSL</dc:creator>
              <text:p><text:span text:style-name="T3">RSL:</text:span><text:span text:style-name="T4"/></text:p>
              <text:p><text:span text:style-name="T4">01.11.2018 <text:s/>share <text:s/>2000</text:span></text:p>
            </office:annotation>
            <text:p>2000</text:p>
          </table:table-cell>
          <table:table-cell office:value-type="float" office:value="6500" table:formula="of:=[.D39]+[.E39]" table:style-name="ce5">
            <text:p>65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MAHESH RANGRAO DESAI</text:p>
          </table:table-cell>
          <table:table-cell office:value-type="float" office:value="11000" table:style-name="ce5">
            <text:p>11000</text:p>
          </table:table-cell>
          <table:table-cell table:style-name="ce5"/>
          <table:table-cell office:value-type="float" office:value="11000" table:formula="of:=[.B40]+[.C40]" table:style-name="ce5">
            <text:p>11000</text:p>
          </table:table-cell>
          <table:table-cell office:value-type="float" office:value="2000" table:style-name="ce5">
            <office:annotation draw:style-name="a12" svg:x="3.45in" svg:y="8.55in" svg:width="1.375in" svg:height="0.775in">
              <dc:creator>RSL</dc:creator>
              <text:p><text:span text:style-name="T3">RSL:</text:span><text:span text:style-name="T4"/></text:p>
              <text:p><text:span text:style-name="T4">01.11.2018 <text:s/>2000 <text:s/>share<text:s/></text:span><text:span text:style-name="T4"/></text:p>
              <text:p/>
            </office:annotation>
            <text:p>2000</text:p>
          </table:table-cell>
          <table:table-cell office:value-type="float" office:value="13000" table:formula="of:=[.D40]+[.E40]" table:style-name="ce5">
            <text:p>130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MANGAL RAJENDRA KSHIRSAGAR</text:p>
          </table:table-cell>
          <table:table-cell office:value-type="float" office:value="6700" table:style-name="ce5">
            <text:p>6700</text:p>
          </table:table-cell>
          <table:table-cell office:value-type="float" office:value="300" table:style-name="ce5">
            <text:p>300</text:p>
          </table:table-cell>
          <table:table-cell office:value-type="float" office:value="7000" table:formula="of:=[.B41]+[.C41]" table:style-name="ce5">
            <text:p>7000</text:p>
          </table:table-cell>
          <table:table-cell table:style-name="ce5"/>
          <table:table-cell office:value-type="float" office:value="7000" table:formula="of:=[.D41]+[.E41]" table:style-name="ce5">
            <text:p>70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MANIK JAGANNATH PATIL</text:p>
          </table:table-cell>
          <table:table-cell office:value-type="float" office:value="2300" table:style-name="ce5">
            <text:p>2300</text:p>
          </table:table-cell>
          <table:table-cell table:style-name="ce5"/>
          <table:table-cell office:value-type="float" office:value="2300" table:formula="of:=[.B42]+[.C42]" table:style-name="ce5">
            <text:p>2300</text:p>
          </table:table-cell>
          <table:table-cell table:style-name="ce5"/>
          <table:table-cell office:value-type="float" office:value="2300" table:formula="of:=[.D42]+[.E42]" table:style-name="ce5">
            <text:p>23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MANIK KRISHNA CHAVAN</text:p>
          </table:table-cell>
          <table:table-cell office:value-type="float" office:value="37400" table:style-name="ce5">
            <text:p>37400</text:p>
          </table:table-cell>
          <table:table-cell office:value-type="float" office:value="100" table:style-name="ce5">
            <text:p>100</text:p>
          </table:table-cell>
          <table:table-cell office:value-type="float" office:value="37500" table:formula="of:=[.B43]+[.C43]" table:style-name="ce5">
            <text:p>37500</text:p>
          </table:table-cell>
          <table:table-cell office:value-type="float" office:value="2000" table:style-name="ce5">
            <office:annotation draw:style-name="a13" svg:x="3.45in" svg:y="9.15in" svg:width="1.54166666666667in" svg:height="0.825in">
              <dc:creator>SURYAVANSHI</dc:creator>
              <text:p><text:span text:style-name="T1">SURYAVANSHI:</text:span><text:span text:style-name="T2"/></text:p>
              <text:p><text:span text:style-name="T2">date <text:s/>01.10.2018 <text:s/>share <text:s text:c="2"/>2000</text:span><text:span text:style-name="T2"/></text:p>
              <text:p/>
            </office:annotation>
            <text:p>2000</text:p>
          </table:table-cell>
          <table:table-cell office:value-type="float" office:value="39500" table:formula="of:=[.D43]+[.E43]" table:style-name="ce5">
            <text:p>395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MANIK KRISHNA GHADGE</text:p>
          </table:table-cell>
          <table:table-cell office:value-type="float" office:value="2600" table:style-name="ce5">
            <text:p>2600</text:p>
          </table:table-cell>
          <table:table-cell table:style-name="ce5"/>
          <table:table-cell office:value-type="float" office:value="2600" table:formula="of:=[.B44]+[.C44]" table:style-name="ce5">
            <text:p>2600</text:p>
          </table:table-cell>
          <table:table-cell table:style-name="ce5"/>
          <table:table-cell office:value-type="float" office:value="2600" table:formula="of:=[.D44]+[.E44]" table:style-name="ce5">
            <text:p>26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MANIK MACHINDRA SHINGARE</text:p>
          </table:table-cell>
          <table:table-cell office:value-type="float" office:value="8200" table:style-name="ce5">
            <text:p>8200</text:p>
          </table:table-cell>
          <table:table-cell office:value-type="float" office:value="300" table:style-name="ce5">
            <text:p>300</text:p>
          </table:table-cell>
          <table:table-cell office:value-type="float" office:value="8500" table:formula="of:=[.B45]+[.C45]" table:style-name="ce5">
            <text:p>8500</text:p>
          </table:table-cell>
          <table:table-cell office:value-type="float" office:value="2000" table:style-name="ce5">
            <office:annotation draw:style-name="a14" svg:x="3.45in" svg:y="9.55in" svg:width="1.375in" svg:height="0.775in">
              <dc:creator>RSL</dc:creator>
              <text:p><text:span text:style-name="T3">RSL:</text:span><text:span text:style-name="T4"/></text:p>
              <text:p><text:span text:style-name="T4">01.11.2018 <text:s/>share <text:s/>2000</text:span></text:p>
            </office:annotation>
            <text:p>2000</text:p>
          </table:table-cell>
          <table:table-cell office:value-type="float" office:value="10500" table:formula="of:=[.D45]+[.E45]" table:style-name="ce5">
            <text:p>105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MANIK SAHDEV PATIL</text:p>
          </table:table-cell>
          <table:table-cell office:value-type="float" office:value="28100" table:style-name="ce5">
            <text:p>28100</text:p>
          </table:table-cell>
          <table:table-cell office:value-type="float" office:value="400" table:style-name="ce5">
            <text:p>400</text:p>
          </table:table-cell>
          <table:table-cell office:value-type="float" office:value="28500" table:formula="of:=[.B46]+[.C46]" table:style-name="ce5">
            <text:p>28500</text:p>
          </table:table-cell>
          <table:table-cell office:value-type="float" office:value="2000" table:style-name="ce6">
            <office:annotation draw:style-name="a15" svg:x="3.45in" svg:y="9.75in" svg:width="2.79166666666667in" svg:height="0.5in">
              <dc:creator>SURYAVANSHI</dc:creator>
              <text:p><text:span text:style-name="T1">SURYAVANSHI:</text:span><text:span text:style-name="T2"/></text:p>
              <text:p><text:span text:style-name="T2">SHARE 2000 DATED 29.05.2018</text:span></text:p>
            </office:annotation>
            <text:p>2000</text:p>
          </table:table-cell>
          <table:table-cell office:value-type="float" office:value="30500" table:formula="of:=[.D46]+[.E46]" table:style-name="ce5">
            <text:p>305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MANIK TUKARAM CHAVAN</text:p>
          </table:table-cell>
          <table:table-cell office:value-type="float" office:value="25200" table:style-name="ce5">
            <text:p>25200</text:p>
          </table:table-cell>
          <table:table-cell office:value-type="float" office:value="300" table:style-name="ce5">
            <text:p>300</text:p>
          </table:table-cell>
          <table:table-cell office:value-type="float" office:value="25500" table:formula="of:=[.B47]+[.C47]" table:style-name="ce5">
            <text:p>25500</text:p>
          </table:table-cell>
          <table:table-cell office:value-type="float" office:value="2000" table:style-name="ce5">
            <text:p>2000</text:p>
          </table:table-cell>
          <table:table-cell office:value-type="float" office:value="27500" table:formula="of:=[.D47]+[.E47]" table:style-name="ce5">
            <text:p>275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MANU TUKARAM HUBALE</text:p>
          </table:table-cell>
          <table:table-cell office:value-type="float" office:value="5500" table:style-name="ce5">
            <text:p>5500</text:p>
          </table:table-cell>
          <table:table-cell table:style-name="ce5"/>
          <table:table-cell office:value-type="float" office:value="5500" table:formula="of:=[.B48]+[.C48]" table:style-name="ce5">
            <text:p>5500</text:p>
          </table:table-cell>
          <table:table-cell table:style-name="ce5"/>
          <table:table-cell office:value-type="float" office:value="5500" table:formula="of:=[.D48]+[.E48]" table:style-name="ce5">
            <text:p>55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ANDKUMAR JAGANNATH GOATPAGAR</text:p>
          </table:table-cell>
          <table:table-cell office:value-type="float" office:value="10800" table:style-name="ce5">
            <text:p>10800</text:p>
          </table:table-cell>
          <table:table-cell office:value-type="float" office:value="200" table:style-name="ce5">
            <text:p>200</text:p>
          </table:table-cell>
          <table:table-cell office:value-type="float" office:value="11000" table:formula="of:=[.B49]+[.C49]" table:style-name="ce5">
            <text:p>11000</text:p>
          </table:table-cell>
          <table:table-cell table:style-name="ce5"/>
          <table:table-cell office:value-type="float" office:value="11000" table:formula="of:=[.D49]+[.E49]" table:style-name="ce5">
            <text:p>110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ANDKUMAR SAMPATRAO PATIL</text:p>
          </table:table-cell>
          <table:table-cell office:value-type="float" office:value="15900" table:style-name="ce5">
            <text:p>15900</text:p>
          </table:table-cell>
          <table:table-cell office:value-type="float" office:value="100" table:style-name="ce5">
            <text:p>100</text:p>
          </table:table-cell>
          <table:table-cell office:value-type="float" office:value="16000" table:formula="of:=[.B50]+[.C50]" table:style-name="ce5">
            <text:p>16000</text:p>
          </table:table-cell>
          <table:table-cell office:value-type="float" office:value="2000" table:style-name="ce5">
            <office:annotation draw:style-name="a16" svg:x="3.45in" svg:y="10.55in" svg:width="1.54166666666667in" svg:height="0.825in">
              <dc:creator>SURYAVANSHI</dc:creator>
              <text:p><text:span text:style-name="T1">SURYAVANSHI:</text:span><text:span text:style-name="T2"/></text:p>
              <text:p><text:span text:style-name="T2">Share <text:s/>2000 <text:s/>Date <text:s/>01.09.2018<text:s/></text:span></text:p>
            </office:annotation>
            <text:p>2000</text:p>
          </table:table-cell>
          <table:table-cell office:value-type="float" office:value="18000" table:formula="of:=[.D50]+[.E50]" table:style-name="ce5">
            <text:p>180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ILESH NAGNATH SHINDE</text:p>
          </table:table-cell>
          <table:table-cell office:value-type="float" office:value="3500" table:style-name="ce5">
            <text:p>3500</text:p>
          </table:table-cell>
          <table:table-cell table:style-name="ce5"/>
          <table:table-cell office:value-type="float" office:value="3500" table:formula="of:=[.B51]+[.C51]" table:style-name="ce5">
            <text:p>3500</text:p>
          </table:table-cell>
          <table:table-cell table:style-name="ce5"/>
          <table:table-cell office:value-type="float" office:value="3500" table:formula="of:=[.D51]+[.E51]" table:style-name="ce5">
            <text:p>35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ILESH SARJERAO WAKALE</text:p>
          </table:table-cell>
          <table:table-cell office:value-type="float" office:value="20400" table:style-name="ce5">
            <text:p>20400</text:p>
          </table:table-cell>
          <table:table-cell office:value-type="float" office:value="100" table:style-name="ce5">
            <text:p>100</text:p>
          </table:table-cell>
          <table:table-cell office:value-type="float" office:value="20500" table:formula="of:=[.B52]+[.C52]" table:style-name="ce5">
            <text:p>20500</text:p>
          </table:table-cell>
          <table:table-cell office:value-type="float" office:value="4000" table:style-name="ce5">
            <office:annotation draw:style-name="a17" svg:x="3.45in" svg:y="10.95in" svg:width="1.54166666666667in" svg:height="0.825in">
              <dc:creator>SURYAVANSHI</dc:creator>
              <text:p><text:span text:style-name="T1">SURYAVANSHI:</text:span><text:span text:style-name="T2"/></text:p>
              <text:p><text:span text:style-name="T2">share <text:s/>4000 <text:s/>date <text:s/>29.06.2018</text:span><text:span text:style-name="T2"/></text:p>
              <text:p/>
            </office:annotation>
            <text:p>4000</text:p>
          </table:table-cell>
          <table:table-cell office:value-type="float" office:value="24500" table:formula="of:=[.D52]+[.E52]" table:style-name="ce5">
            <text:p>245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NITIN SHRIDHAR KHOT</text:p>
          </table:table-cell>
          <table:table-cell office:value-type="float" office:value="5800" table:style-name="ce5">
            <text:p>5800</text:p>
          </table:table-cell>
          <table:table-cell office:value-type="float" office:value="200" table:style-name="ce5">
            <text:p>200</text:p>
          </table:table-cell>
          <table:table-cell office:value-type="float" office:value="6000" table:formula="of:=[.B53]+[.C53]" table:style-name="ce5">
            <text:p>6000</text:p>
          </table:table-cell>
          <table:table-cell table:style-name="ce5"/>
          <table:table-cell office:value-type="float" office:value="6000" table:formula="of:=[.D53]+[.E53]" table:style-name="ce5">
            <text:p>60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ONKAR BABURAO GAIKWAD</text:p>
          </table:table-cell>
          <table:table-cell office:value-type="float" office:value="2600" table:style-name="ce5">
            <text:p>2600</text:p>
          </table:table-cell>
          <table:table-cell table:style-name="ce5"/>
          <table:table-cell office:value-type="float" office:value="2600" table:formula="of:=[.B54]+[.C54]" table:style-name="ce5">
            <text:p>2600</text:p>
          </table:table-cell>
          <table:table-cell office:value-type="float" office:value="2000" table:style-name="ce5">
            <office:annotation draw:style-name="a18" svg:x="3.45in" svg:y="11.35in" svg:width="1.54166666666667in" svg:height="0.825in">
              <dc:creator>SURYAVANSHI</dc:creator>
              <text:p><text:span text:style-name="T1">SURYAVANSHI:</text:span><text:span text:style-name="T2"/></text:p>
              <text:p><text:span text:style-name="T2">Date <text:s/>01.08.2018<text:s text:c="2"/></text:span></text:p>
            </office:annotation>
            <text:p>2000</text:p>
          </table:table-cell>
          <table:table-cell office:value-type="float" office:value="4600" table:formula="of:=[.D54]+[.E54]" table:style-name="ce5">
            <text:p>46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PARASHARAM SAMPAT MALI</text:p>
          </table:table-cell>
          <table:table-cell office:value-type="float" office:value="13400" table:style-name="ce5">
            <text:p>13400</text:p>
          </table:table-cell>
          <table:table-cell office:value-type="float" office:value="100" table:style-name="ce5">
            <text:p>100</text:p>
          </table:table-cell>
          <table:table-cell office:value-type="float" office:value="13500" table:formula="of:=[.B55]+[.C55]" table:style-name="ce5">
            <text:p>13500</text:p>
          </table:table-cell>
          <table:table-cell table:style-name="ce5"/>
          <table:table-cell office:value-type="float" office:value="13500" table:formula="of:=[.D55]+[.E55]" table:style-name="ce5">
            <text:p>135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POPAT RANGRAO <text:s/>GURAV</text:p>
          </table:table-cell>
          <table:table-cell office:value-type="float" office:value="9800" table:style-name="ce5">
            <text:p>9800</text:p>
          </table:table-cell>
          <table:table-cell office:value-type="float" office:value="200" table:style-name="ce5">
            <text:p>200</text:p>
          </table:table-cell>
          <table:table-cell office:value-type="float" office:value="10000" table:formula="of:=[.B56]+[.C56]" table:style-name="ce5">
            <text:p>10000</text:p>
          </table:table-cell>
          <table:table-cell table:style-name="ce5"/>
          <table:table-cell office:value-type="float" office:value="10000" table:formula="of:=[.D56]+[.E56]" table:style-name="ce5">
            <text:p>100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PRADEEP SUBHASH MORE</text:p>
          </table:table-cell>
          <table:table-cell office:value-type="float" office:value="8500" table:style-name="ce5">
            <text:p>8500</text:p>
          </table:table-cell>
          <table:table-cell table:style-name="ce5"/>
          <table:table-cell office:value-type="float" office:value="8500" table:formula="of:=[.B57]+[.C57]" table:style-name="ce5">
            <text:p>8500</text:p>
          </table:table-cell>
          <table:table-cell table:style-name="ce5"/>
          <table:table-cell office:value-type="float" office:value="8500" table:formula="of:=[.D57]+[.E57]" table:style-name="ce5">
            <text:p>85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PRAKASH BANDU PATIL</text:p>
          </table:table-cell>
          <table:table-cell office:value-type="float" office:value="17000" table:style-name="ce5">
            <text:p>17000</text:p>
          </table:table-cell>
          <table:table-cell table:style-name="ce5"/>
          <table:table-cell office:value-type="float" office:value="17000" table:formula="of:=[.B58]+[.C58]" table:style-name="ce5">
            <text:p>17000</text:p>
          </table:table-cell>
          <table:table-cell office:value-type="float" office:value="2000" table:style-name="ce5">
            <office:annotation draw:style-name="a19" svg:x="3.45in" svg:y="12.15in" svg:width="1.375in" svg:height="0.775in">
              <dc:creator>RSL</dc:creator>
              <text:p><text:span text:style-name="T3">RSL:</text:span><text:span text:style-name="T4"/></text:p>
              <text:p><text:span text:style-name="T4">01.11.2018 <text:s/>share <text:s/>2000</text:span></text:p>
            </office:annotation>
            <text:p>2000</text:p>
          </table:table-cell>
          <table:table-cell office:value-type="float" office:value="19000" table:formula="of:=[.D58]+[.E58]" table:style-name="ce5">
            <text:p>190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PRAKASH DHONDIRAM JAMDADE</text:p>
          </table:table-cell>
          <table:table-cell office:value-type="float" office:value="16900" table:style-name="ce5">
            <text:p>16900</text:p>
          </table:table-cell>
          <table:table-cell office:value-type="float" office:value="100" table:style-name="ce5">
            <text:p>100</text:p>
          </table:table-cell>
          <table:table-cell office:value-type="float" office:value="17000" table:formula="of:=[.B59]+[.C59]" table:style-name="ce5">
            <text:p>17000</text:p>
          </table:table-cell>
          <table:table-cell table:style-name="ce5"/>
          <table:table-cell office:value-type="float" office:value="17000" table:formula="of:=[.D59]+[.E59]" table:style-name="ce5">
            <text:p>170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PRAMOD <text:s/>LAXMAN <text:s text:c="2"/>KUMBHAR<text:s/></text:p>
          </table:table-cell>
          <table:table-cell office:value-type="float" office:value="1200" table:style-name="ce5">
            <text:p>1200</text:p>
          </table:table-cell>
          <table:table-cell table:style-name="ce5"/>
          <table:table-cell office:value-type="float" office:value="1200" table:formula="of:=[.B60]+[.C60]" table:style-name="ce5">
            <text:p>1200</text:p>
          </table:table-cell>
          <table:table-cell table:style-name="ce5"/>
          <table:table-cell office:value-type="float" office:value="1200" table:formula="of:=[.D60]+[.E60]" table:style-name="ce5">
            <text:p>12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PRAMOD <text:s/>TUKARAM MANE<text:s/></text:p>
          </table:table-cell>
          <table:table-cell office:value-type="float" office:value="10900" table:style-name="ce5">
            <text:p>10900</text:p>
          </table:table-cell>
          <table:table-cell office:value-type="float" office:value="100" table:style-name="ce5">
            <text:p>100</text:p>
          </table:table-cell>
          <table:table-cell office:value-type="float" office:value="11000" table:formula="of:=[.B61]+[.C61]" table:style-name="ce5">
            <text:p>11000</text:p>
          </table:table-cell>
          <table:table-cell table:style-name="ce5"/>
          <table:table-cell office:value-type="float" office:value="11000" table:formula="of:=[.D61]+[.E61]" table:style-name="ce5">
            <text:p>110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PRASHANT SUBHASH KUMBHAR</text:p>
          </table:table-cell>
          <table:table-cell office:value-type="float" office:value="2500" table:style-name="ce5">
            <text:p>2500</text:p>
          </table:table-cell>
          <table:table-cell table:style-name="ce5"/>
          <table:table-cell office:value-type="float" office:value="2500" table:formula="of:=[.B62]+[.C62]" table:style-name="ce5">
            <text:p>2500</text:p>
          </table:table-cell>
          <table:table-cell office:value-type="float" office:value="2000" table:style-name="ce5">
            <office:annotation draw:style-name="a20" svg:x="3.45in" svg:y="12.95in" svg:width="1.54166666666667in" svg:height="0.825in">
              <dc:creator>SURYAVANSHI</dc:creator>
              <text:p><text:span text:style-name="T1">SURYAVANSHI:</text:span><text:span text:style-name="T2"/></text:p>
              <text:p><text:span text:style-name="T2">Share <text:s/>2000 <text:s/>date <text:s/>01.09.2018</text:span></text:p>
            </office:annotation>
            <text:p>2000</text:p>
          </table:table-cell>
          <table:table-cell office:value-type="float" office:value="4500" table:formula="of:=[.D62]+[.E62]" table:style-name="ce5">
            <text:p>45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RAHUL RAGHUNATH LONDHE</text:p>
          </table:table-cell>
          <table:table-cell office:value-type="float" office:value="12100" table:style-name="ce5">
            <text:p>12100</text:p>
          </table:table-cell>
          <table:table-cell office:value-type="float" office:value="400" table:style-name="ce5">
            <text:p>400</text:p>
          </table:table-cell>
          <table:table-cell office:value-type="float" office:value="12500" table:formula="of:=[.B63]+[.C63]" table:style-name="ce5">
            <text:p>12500</text:p>
          </table:table-cell>
          <table:table-cell table:style-name="ce5"/>
          <table:table-cell office:value-type="float" office:value="12500" table:formula="of:=[.D63]+[.E63]" table:style-name="ce5">
            <text:p>125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RAJENDRA BALU CHAVAN</text:p>
          </table:table-cell>
          <table:table-cell office:value-type="float" office:value="14500" table:style-name="ce5">
            <text:p>14500</text:p>
          </table:table-cell>
          <table:table-cell office:value-type="float" office:value="500" table:style-name="ce5">
            <text:p>500</text:p>
          </table:table-cell>
          <table:table-cell office:value-type="float" office:value="15000" table:formula="of:=[.B64]+[.C64]" table:style-name="ce5">
            <text:p>15000</text:p>
          </table:table-cell>
          <table:table-cell office:value-type="float" office:value="2000" table:style-name="ce5">
            <office:annotation draw:style-name="a21" svg:x="3.45in" svg:y="13.35in" svg:width="1.54166666666667in" svg:height="0.825in">
              <dc:creator>SURYAVANSHI</dc:creator>
              <text:p><text:span text:style-name="T1">SURYAVANSHI:</text:span><text:span text:style-name="T2"/></text:p>
              <text:p><text:span text:style-name="T2">DATE <text:s/>01.12.2018 <text:s/>2000</text:span></text:p>
            </office:annotation>
            <text:p>2000</text:p>
          </table:table-cell>
          <table:table-cell office:value-type="float" office:value="17000" table:formula="of:=[.D64]+[.E64]" table:style-name="ce5">
            <text:p>170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RAJENDRAKUMAR SHAMRAO PATIL</text:p>
          </table:table-cell>
          <table:table-cell office:value-type="float" office:value="9000" table:style-name="ce5">
            <text:p>9000</text:p>
          </table:table-cell>
          <table:table-cell table:style-name="ce5"/>
          <table:table-cell office:value-type="float" office:value="9000" table:formula="of:=[.B65]+[.C65]" table:style-name="ce5">
            <text:p>9000</text:p>
          </table:table-cell>
          <table:table-cell table:style-name="ce5"/>
          <table:table-cell office:value-type="float" office:value="9000" table:formula="of:=[.D65]+[.E65]" table:style-name="ce5">
            <text:p>90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RAMCHANDRA DNYANU THORAT</text:p>
          </table:table-cell>
          <table:table-cell office:value-type="float" office:value="5300" table:style-name="ce5">
            <text:p>5300</text:p>
          </table:table-cell>
          <table:table-cell office:value-type="float" office:value="200" table:style-name="ce5">
            <text:p>200</text:p>
          </table:table-cell>
          <table:table-cell office:value-type="float" office:value="5500" table:formula="of:=[.B66]+[.C66]" table:style-name="ce5">
            <text:p>5500</text:p>
          </table:table-cell>
          <table:table-cell table:style-name="ce5"/>
          <table:table-cell office:value-type="float" office:value="5500" table:formula="of:=[.D66]+[.E66]" table:style-name="ce5">
            <text:p>55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RAMESH GANPATI SURYAWANSHI</text:p>
          </table:table-cell>
          <table:table-cell office:value-type="float" office:value="10000" table:style-name="ce5">
            <text:p>10000</text:p>
          </table:table-cell>
          <table:table-cell table:style-name="ce5"/>
          <table:table-cell office:value-type="float" office:value="10000" table:formula="of:=[.B67]+[.C67]" table:style-name="ce5">
            <text:p>10000</text:p>
          </table:table-cell>
          <table:table-cell office:value-type="float" office:value="2000" table:style-name="ce5">
            <office:annotation draw:style-name="a22" svg:x="3.45in" svg:y="13.95in" svg:width="1.54166666666667in" svg:height="0.825in">
              <dc:creator>SURYAVANSHI</dc:creator>
              <text:p><text:span text:style-name="T1">SURYAVANSHI:</text:span><text:span text:style-name="T2"/></text:p>
              <text:p><text:span text:style-name="T2">date <text:s/>01.12.2018<text:s/></text:span><text:span text:style-name="T2"/></text:p>
              <text:p><text:span text:style-name="T2">2000</text:span></text:p>
            </office:annotation>
            <text:p>2000</text:p>
          </table:table-cell>
          <table:table-cell office:value-type="float" office:value="12000" table:formula="of:=[.D67]+[.E67]" table:style-name="ce5">
            <text:p>120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RAMESH MAHADEV GAIKWAD</text:p>
          </table:table-cell>
          <table:table-cell office:value-type="float" office:value="27900" table:style-name="ce5">
            <text:p>27900</text:p>
          </table:table-cell>
          <table:table-cell office:value-type="float" office:value="100" table:style-name="ce5">
            <text:p>100</text:p>
          </table:table-cell>
          <table:table-cell office:value-type="float" office:value="28000" table:formula="of:=[.B68]+[.C68]" table:style-name="ce5">
            <text:p>28000</text:p>
          </table:table-cell>
          <table:table-cell table:style-name="ce5"/>
          <table:table-cell office:value-type="float" office:value="28000" table:formula="of:=[.D68]+[.E68]" table:style-name="ce5">
            <text:p>280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RAMESH SAHDEV DHUMAL</text:p>
          </table:table-cell>
          <table:table-cell office:value-type="float" office:value="17500" table:style-name="ce5">
            <text:p>17500</text:p>
          </table:table-cell>
          <table:table-cell office:value-type="float" office:value="500" table:style-name="ce5">
            <text:p>500</text:p>
          </table:table-cell>
          <table:table-cell office:value-type="float" office:value="18000" table:formula="of:=[.B69]+[.C69]" table:style-name="ce5">
            <text:p>18000</text:p>
          </table:table-cell>
          <table:table-cell table:style-name="ce5"/>
          <table:table-cell office:value-type="float" office:value="18000" table:formula="of:=[.D69]+[.E69]" table:style-name="ce5">
            <text:p>180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RAMPRABHU BHIMRAO SURYAWANSHI</text:p>
          </table:table-cell>
          <table:table-cell office:value-type="float" office:value="4500" table:style-name="ce5">
            <text:p>4500</text:p>
          </table:table-cell>
          <table:table-cell table:style-name="ce5"/>
          <table:table-cell office:value-type="float" office:value="4500" table:formula="of:=[.B70]+[.C70]" table:style-name="ce5">
            <text:p>4500</text:p>
          </table:table-cell>
          <table:table-cell office:value-type="float" office:value="4000" table:style-name="ce5">
            <office:annotation draw:style-name="a23" svg:x="3.45in" svg:y="14.55in" svg:width="1.54166666666667in" svg:height="0.825in">
              <dc:creator>SURYAVANSHI</dc:creator>
              <text:p><text:span text:style-name="T1">SURYAVANSHI:</text:span><text:span text:style-name="T2"/></text:p>
              <text:p><text:span text:style-name="T2">share <text:s/>date <text:s/>01.08.2018</text:span></text:p>
            </office:annotation>
            <text:p>4000</text:p>
          </table:table-cell>
          <table:table-cell office:value-type="float" office:value="8500" table:formula="of:=[.D70]+[.E70]" table:style-name="ce5">
            <text:p>85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SAGAR HOUSERAO PATIL</text:p>
          </table:table-cell>
          <table:table-cell office:value-type="float" office:value="1600" table:style-name="ce5">
            <text:p>1600</text:p>
          </table:table-cell>
          <table:table-cell table:style-name="ce5"/>
          <table:table-cell office:value-type="float" office:value="1600" table:formula="of:=[.B71]+[.C71]" table:style-name="ce5">
            <text:p>1600</text:p>
          </table:table-cell>
          <table:table-cell table:style-name="ce5"/>
          <table:table-cell office:value-type="float" office:value="1600" table:formula="of:=[.D71]+[.E71]" table:style-name="ce5">
            <text:p>16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SAMBHAJI ADINATH JADHAV</text:p>
          </table:table-cell>
          <table:table-cell office:value-type="float" office:value="7600" table:style-name="ce5">
            <text:p>7600</text:p>
          </table:table-cell>
          <table:table-cell table:style-name="ce5"/>
          <table:table-cell office:value-type="float" office:value="7600" table:formula="of:=[.B72]+[.C72]" table:style-name="ce5">
            <text:p>7600</text:p>
          </table:table-cell>
          <table:table-cell office:value-type="float" office:value="2000" table:style-name="ce5">
            <text:p>2000</text:p>
          </table:table-cell>
          <table:table-cell office:value-type="float" office:value="9600" table:formula="of:=[.D72]+[.E72]" table:style-name="ce5">
            <text:p>96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SAMBHAJI HINDURAO MARALE</text:p>
          </table:table-cell>
          <table:table-cell office:value-type="float" office:value="5500" table:style-name="ce5">
            <text:p>5500</text:p>
          </table:table-cell>
          <table:table-cell table:style-name="ce5"/>
          <table:table-cell office:value-type="float" office:value="5500" table:formula="of:=[.B73]+[.C73]" table:style-name="ce5">
            <text:p>5500</text:p>
          </table:table-cell>
          <table:table-cell office:value-type="float" office:value="2000" table:style-name="ce5">
            <office:annotation draw:style-name="a24" svg:x="3.45in" svg:y="15.15in" svg:width="1.54166666666667in" svg:height="0.825in">
              <dc:creator>SURYAVANSHI</dc:creator>
              <text:p><text:span text:style-name="T1">SURYAVANSHI:</text:span><text:span text:style-name="T2"/></text:p>
              <text:p><text:span text:style-name="T2">date <text:s/>01.01.2018<text:s/></text:span><text:span text:style-name="T2"/></text:p>
              <text:p><text:span text:style-name="T2">2000</text:span><text:span text:style-name="T2"/></text:p>
              <text:p/>
            </office:annotation>
            <text:p>2000</text:p>
          </table:table-cell>
          <table:table-cell office:value-type="float" office:value="7500" table:formula="of:=[.D73]+[.E73]" table:style-name="ce5">
            <text:p>75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SAMBHAJI MAHADEV KSHIRSAGAR</text:p>
          </table:table-cell>
          <table:table-cell office:value-type="float" office:value="3200" table:style-name="ce5">
            <text:p>3200</text:p>
          </table:table-cell>
          <table:table-cell table:style-name="ce5"/>
          <table:table-cell office:value-type="float" office:value="3200" table:formula="of:=[.B74]+[.C74]" table:style-name="ce5">
            <text:p>3200</text:p>
          </table:table-cell>
          <table:table-cell table:style-name="ce5"/>
          <table:table-cell office:value-type="float" office:value="3200" table:formula="of:=[.D74]+[.E74]" table:style-name="ce5">
            <text:p>32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SAMBHAJI SHIVAJI BABAR</text:p>
          </table:table-cell>
          <table:table-cell office:value-type="float" office:value="6400" table:style-name="ce5">
            <text:p>6400</text:p>
          </table:table-cell>
          <table:table-cell office:value-type="float" office:value="100" table:style-name="ce5">
            <text:p>100</text:p>
          </table:table-cell>
          <table:table-cell office:value-type="float" office:value="6500" table:formula="of:=[.B75]+[.C75]" table:style-name="ce5">
            <text:p>6500</text:p>
          </table:table-cell>
          <table:table-cell table:style-name="ce5"/>
          <table:table-cell office:value-type="float" office:value="6500" table:formula="of:=[.D75]+[.E75]" table:style-name="ce5">
            <text:p>65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SAMBHAJI SHIVAJI PAWAR</text:p>
          </table:table-cell>
          <table:table-cell office:value-type="float" office:value="11000" table:style-name="ce5">
            <text:p>11000</text:p>
          </table:table-cell>
          <table:table-cell table:style-name="ce5"/>
          <table:table-cell office:value-type="float" office:value="11000" table:formula="of:=[.B76]+[.C76]" table:style-name="ce5">
            <text:p>11000</text:p>
          </table:table-cell>
          <table:table-cell office:value-type="float" office:value="4000" table:style-name="ce5">
            <office:annotation draw:style-name="a25" svg:x="3.45in" svg:y="15.75in" svg:width="1.54166666666667in" svg:height="0.825in">
              <dc:creator>SURYAVANSHI</dc:creator>
              <text:p><text:span text:style-name="T1">SURYAVANSHI:</text:span><text:span text:style-name="T2"/></text:p>
              <text:p><text:span text:style-name="T2">01.10.2018 <text:s/>share <text:s/>4000</text:span><text:span text:style-name="T2"/></text:p>
              <text:p/>
            </office:annotation>
            <text:p>4000</text:p>
          </table:table-cell>
          <table:table-cell office:value-type="float" office:value="15000" table:formula="of:=[.D76]+[.E76]" table:style-name="ce5">
            <text:p>150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SAMIR DILIP NIKAM</text:p>
          </table:table-cell>
          <table:table-cell office:value-type="float" office:value="10500" table:style-name="ce5">
            <text:p>10500</text:p>
          </table:table-cell>
          <table:table-cell office:value-type="float" office:value="500" table:style-name="ce5">
            <text:p>500</text:p>
          </table:table-cell>
          <table:table-cell office:value-type="float" office:value="11000" table:formula="of:=[.B77]+[.C77]" table:style-name="ce5">
            <text:p>11000</text:p>
          </table:table-cell>
          <table:table-cell office:value-type="float" office:value="2000" table:style-name="ce5">
            <text:p>2000</text:p>
          </table:table-cell>
          <table:table-cell office:value-type="float" office:value="13000" table:formula="of:=[.D77]+[.E77]" table:style-name="ce5">
            <text:p>130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SAMPAT ANNA INGWALE</text:p>
          </table:table-cell>
          <table:table-cell office:value-type="float" office:value="6600" table:style-name="ce5">
            <text:p>6600</text:p>
          </table:table-cell>
          <table:table-cell table:style-name="ce5"/>
          <table:table-cell office:value-type="float" office:value="6600" table:formula="of:=[.B78]+[.C78]" table:style-name="ce5">
            <text:p>6600</text:p>
          </table:table-cell>
          <table:table-cell table:style-name="ce5"/>
          <table:table-cell office:value-type="float" office:value="6600" table:formula="of:=[.D78]+[.E78]" table:style-name="ce5">
            <text:p>66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SAMPAT JAGANNATH DANGE</text:p>
          </table:table-cell>
          <table:table-cell office:value-type="float" office:value="10000" table:style-name="ce5">
            <text:p>10000</text:p>
          </table:table-cell>
          <table:table-cell table:style-name="ce5"/>
          <table:table-cell office:value-type="float" office:value="10000" table:formula="of:=[.B79]+[.C79]" table:style-name="ce5">
            <text:p>10000</text:p>
          </table:table-cell>
          <table:table-cell table:style-name="ce5"/>
          <table:table-cell office:value-type="float" office:value="10000" table:formula="of:=[.D79]+[.E79]" table:style-name="ce5">
            <text:p>100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SANDEEP DINKARRAO THORAT</text:p>
          </table:table-cell>
          <table:table-cell office:value-type="float" office:value="8200" table:style-name="ce5">
            <text:p>8200</text:p>
          </table:table-cell>
          <table:table-cell office:value-type="float" office:value="300" table:style-name="ce5">
            <text:p>300</text:p>
          </table:table-cell>
          <table:table-cell office:value-type="float" office:value="8500" table:formula="of:=[.B80]+[.C80]" table:style-name="ce5">
            <text:p>8500</text:p>
          </table:table-cell>
          <table:table-cell table:style-name="ce5"/>
          <table:table-cell office:value-type="float" office:value="8500" table:formula="of:=[.D80]+[.E80]" table:style-name="ce5">
            <text:p>85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SANDEEP JALINDAR KUMBHAR</text:p>
          </table:table-cell>
          <table:table-cell office:value-type="float" office:value="8600" table:style-name="ce5">
            <text:p>8600</text:p>
          </table:table-cell>
          <table:table-cell office:value-type="float" office:value="400" table:style-name="ce5">
            <text:p>400</text:p>
          </table:table-cell>
          <table:table-cell office:value-type="float" office:value="9000" table:formula="of:=[.B81]+[.C81]" table:style-name="ce5">
            <text:p>9000</text:p>
          </table:table-cell>
          <table:table-cell office:value-type="float" office:value="2000" table:style-name="ce5">
            <office:annotation draw:style-name="a26" svg:x="3.45in" svg:y="16.75in" svg:width="1.54166666666667in" svg:height="0.825in">
              <dc:creator>SURYAVANSHI</dc:creator>
              <text:p><text:span text:style-name="T1">SURYAVANSHI:</text:span><text:span text:style-name="T2"/></text:p>
              <text:p><text:span text:style-name="T2">share <text:s/>2000 <text:s/>date <text:s/>29.06.2018</text:span></text:p>
            </office:annotation>
            <text:p>2000</text:p>
          </table:table-cell>
          <table:table-cell office:value-type="float" office:value="11000" table:formula="of:=[.D81]+[.E81]" table:style-name="ce5">
            <text:p>110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SANDEEP NARAYAN DHUMAL</text:p>
          </table:table-cell>
          <table:table-cell office:value-type="float" office:value="800" table:style-name="ce5">
            <text:p>800</text:p>
          </table:table-cell>
          <table:table-cell table:style-name="ce5"/>
          <table:table-cell office:value-type="float" office:value="800" table:formula="of:=[.B82]+[.C82]" table:style-name="ce5">
            <text:p>800</text:p>
          </table:table-cell>
          <table:table-cell table:style-name="ce5"/>
          <table:table-cell office:value-type="float" office:value="800" table:formula="of:=[.D82]+[.E82]" table:style-name="ce5">
            <text:p>8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SANDIP PRABHAKAR MOKASHI</text:p>
          </table:table-cell>
          <table:table-cell office:value-type="float" office:value="11500" table:style-name="ce5">
            <text:p>11500</text:p>
          </table:table-cell>
          <table:table-cell office:value-type="float" office:value="500" table:style-name="ce5">
            <text:p>500</text:p>
          </table:table-cell>
          <table:table-cell office:value-type="float" office:value="12000" table:formula="of:=[.B83]+[.C83]" table:style-name="ce5">
            <text:p>12000</text:p>
          </table:table-cell>
          <table:table-cell table:style-name="ce5"/>
          <table:table-cell office:value-type="float" office:value="12000" table:formula="of:=[.D83]+[.E83]" table:style-name="ce5">
            <text:p>120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SANJAY BALU KAMBLE</text:p>
          </table:table-cell>
          <table:table-cell office:value-type="float" office:value="26700" table:style-name="ce5">
            <text:p>26700</text:p>
          </table:table-cell>
          <table:table-cell office:value-type="float" office:value="300" table:style-name="ce5">
            <text:p>300</text:p>
          </table:table-cell>
          <table:table-cell office:value-type="float" office:value="27000" table:formula="of:=[.B84]+[.C84]" table:style-name="ce5">
            <text:p>27000</text:p>
          </table:table-cell>
          <table:table-cell table:style-name="ce5"/>
          <table:table-cell office:value-type="float" office:value="27000" table:formula="of:=[.D84]+[.E84]" table:style-name="ce5">
            <text:p>270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SANJAY BHAGAWAN SHENDGE</text:p>
          </table:table-cell>
          <table:table-cell office:value-type="float" office:value="7200" table:style-name="ce5">
            <text:p>7200</text:p>
          </table:table-cell>
          <table:table-cell office:value-type="float" office:value="300" table:style-name="ce5">
            <text:p>300</text:p>
          </table:table-cell>
          <table:table-cell office:value-type="float" office:value="7500" table:formula="of:=[.B85]+[.C85]" table:style-name="ce5">
            <text:p>7500</text:p>
          </table:table-cell>
          <table:table-cell office:value-type="float" office:value="2000" table:style-name="ce5">
            <office:annotation draw:style-name="a27" svg:x="3.45in" svg:y="17.55in" svg:width="1.54166666666667in" svg:height="0.825in">
              <dc:creator>SURYAVANSHI</dc:creator>
              <text:p><text:span text:style-name="T1">SURYAVANSHI:</text:span><text:span text:style-name="T2"/></text:p>
              <text:p><text:span text:style-name="T2">share <text:s/>2000 <text:s/>dated <text:s/>29.06.2018</text:span></text:p>
            </office:annotation>
            <text:p>2000</text:p>
          </table:table-cell>
          <table:table-cell office:value-type="float" office:value="9500" table:formula="of:=[.D85]+[.E85]" table:style-name="ce5">
            <text:p>95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SANJAY NIVRATTI PADALKAR</text:p>
          </table:table-cell>
          <table:table-cell office:value-type="float" office:value="3100" table:style-name="ce5">
            <text:p>3100</text:p>
          </table:table-cell>
          <table:table-cell table:style-name="ce5"/>
          <table:table-cell office:value-type="float" office:value="3100" table:formula="of:=[.B86]+[.C86]" table:style-name="ce5">
            <text:p>3100</text:p>
          </table:table-cell>
          <table:table-cell office:value-type="float" office:value="2000" table:style-name="ce5">
            <text:p>2000</text:p>
          </table:table-cell>
          <table:table-cell office:value-type="float" office:value="5100" table:formula="of:=[.D86]+[.E86]" table:style-name="ce5">
            <text:p>51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SANJAY RAJARAM PATIL</text:p>
          </table:table-cell>
          <table:table-cell office:value-type="float" office:value="14800" table:style-name="ce5">
            <text:p>14800</text:p>
          </table:table-cell>
          <table:table-cell office:value-type="float" office:value="200" table:style-name="ce5">
            <text:p>200</text:p>
          </table:table-cell>
          <table:table-cell office:value-type="float" office:value="15000" table:formula="of:=[.B87]+[.C87]" table:style-name="ce5">
            <text:p>15000</text:p>
          </table:table-cell>
          <table:table-cell table:style-name="ce5"/>
          <table:table-cell office:value-type="float" office:value="15000" table:formula="of:=[.D87]+[.E87]" table:style-name="ce5">
            <text:p>150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SANTOSH BAJARANG JADHAV</text:p>
          </table:table-cell>
          <table:table-cell office:value-type="float" office:value="8600" table:style-name="ce5">
            <text:p>8600</text:p>
          </table:table-cell>
          <table:table-cell table:style-name="ce5"/>
          <table:table-cell office:value-type="float" office:value="8600" table:formula="of:=[.B88]+[.C88]" table:style-name="ce5">
            <text:p>8600</text:p>
          </table:table-cell>
          <table:table-cell office:value-type="float" office:value="2000" table:style-name="ce5">
            <office:annotation draw:style-name="a28" svg:x="3.45in" svg:y="18.15in" svg:width="1.54166666666667in" svg:height="0.825in">
              <dc:creator>SURYAVANSHI</dc:creator>
              <text:p><text:span text:style-name="T1">SURYAVANSHI:</text:span><text:span text:style-name="T2"/></text:p>
              <text:p><text:span text:style-name="T2">date <text:s/>01.01.2019</text:span><text:span text:style-name="T2"/></text:p>
              <text:p><text:span text:style-name="T2">2000</text:span></text:p>
            </office:annotation>
            <text:p>2000</text:p>
          </table:table-cell>
          <table:table-cell office:value-type="float" office:value="10600" table:formula="of:=[.D88]+[.E88]" table:style-name="ce5">
            <text:p>106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SANTOSH JALINDAR YADAV</text:p>
          </table:table-cell>
          <table:table-cell office:value-type="float" office:value="5900" table:style-name="ce5">
            <text:p>5900</text:p>
          </table:table-cell>
          <table:table-cell office:value-type="float" office:value="100" table:style-name="ce5">
            <text:p>100</text:p>
          </table:table-cell>
          <table:table-cell office:value-type="float" office:value="6000" table:formula="of:=[.B89]+[.C89]" table:style-name="ce5">
            <text:p>6000</text:p>
          </table:table-cell>
          <table:table-cell table:style-name="ce5"/>
          <table:table-cell office:value-type="float" office:value="6000" table:formula="of:=[.D89]+[.E89]" table:style-name="ce5">
            <text:p>60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SANTOSH PRAKASH GHODAKE</text:p>
          </table:table-cell>
          <table:table-cell office:value-type="float" office:value="10600" table:style-name="ce5">
            <text:p>10600</text:p>
          </table:table-cell>
          <table:table-cell office:value-type="float" office:value="400" table:style-name="ce5">
            <text:p>400</text:p>
          </table:table-cell>
          <table:table-cell office:value-type="float" office:value="11000" table:formula="of:=[.B90]+[.C90]" table:style-name="ce5">
            <text:p>11000</text:p>
          </table:table-cell>
          <table:table-cell office:value-type="float" office:value="2000" table:style-name="ce5">
            <office:annotation draw:style-name="a29" svg:x="3.45in" svg:y="18.55in" svg:width="1.54166666666667in" svg:height="0.825in">
              <dc:creator>SURYAVANSHI</dc:creator>
              <text:p><text:span text:style-name="T1">SURYAVANSHI:</text:span><text:span text:style-name="T2"/></text:p>
              <text:p><text:span text:style-name="T2">01.12.2018 <text:s/>2000</text:span></text:p>
            </office:annotation>
            <text:p>2000</text:p>
          </table:table-cell>
          <table:table-cell office:value-type="float" office:value="13000" table:formula="of:=[.D90]+[.E90]" table:style-name="ce5">
            <text:p>130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SATISH RAGHUNATH KHARAT</text:p>
          </table:table-cell>
          <table:table-cell office:value-type="float" office:value="4200" table:style-name="ce5">
            <text:p>4200</text:p>
          </table:table-cell>
          <table:table-cell table:style-name="ce5"/>
          <table:table-cell office:value-type="float" office:value="4200" table:formula="of:=[.B91]+[.C91]" table:style-name="ce5">
            <text:p>4200</text:p>
          </table:table-cell>
          <table:table-cell office:value-type="float" office:value="2000" table:style-name="ce6">
            <office:annotation draw:style-name="a30" svg:x="3.45in" svg:y="18.75in" svg:width="1.525in" svg:height="0.85in">
              <dc:creator>SURYAVANSHI</dc:creator>
              <text:p><text:span text:style-name="T1">SURYAVANSHI:</text:span><text:span text:style-name="T2"/></text:p>
              <text:p><text:span text:style-name="T2">Share <text:s/>2000 <text:s/>dated <text:s/>29.05.2018</text:span></text:p>
            </office:annotation>
            <text:p>2000</text:p>
          </table:table-cell>
          <table:table-cell office:value-type="float" office:value="6200" table:formula="of:=[.D91]+[.E91]" table:style-name="ce5">
            <text:p>62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SHAHAJI SUBHAS PATIL</text:p>
          </table:table-cell>
          <table:table-cell office:value-type="float" office:value="4900" table:style-name="ce5">
            <text:p>4900</text:p>
          </table:table-cell>
          <table:table-cell office:value-type="float" office:value="100" table:style-name="ce5">
            <text:p>100</text:p>
          </table:table-cell>
          <table:table-cell office:value-type="float" office:value="5000" table:formula="of:=[.B92]+[.C92]" table:style-name="ce5">
            <text:p>5000</text:p>
          </table:table-cell>
          <table:table-cell table:style-name="ce5"/>
          <table:table-cell office:value-type="float" office:value="5000" table:formula="of:=[.D92]+[.E92]" table:style-name="ce5">
            <text:p>50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SHAHAJI TUKARAM YADAV</text:p>
          </table:table-cell>
          <table:table-cell office:value-type="float" office:value="4500" table:style-name="ce5">
            <text:p>4500</text:p>
          </table:table-cell>
          <table:table-cell table:style-name="ce5"/>
          <table:table-cell office:value-type="float" office:value="4500" table:formula="of:=[.B93]+[.C93]" table:style-name="ce5">
            <text:p>4500</text:p>
          </table:table-cell>
          <table:table-cell office:value-type="float" office:value="2000" table:style-name="ce6">
            <office:annotation draw:style-name="a31" svg:x="3.45in" svg:y="19.15in" svg:width="1.54166666666667in" svg:height="0.825in">
              <dc:creator>SURYAVANSHI</dc:creator>
              <text:p><text:span text:style-name="T1">SURYAVANSHI:<text:s/></text:span><text:span text:style-name="T1"/></text:p>
              <text:p><text:span text:style-name="T2">Share <text:s/>2000 <text:s text:c="2"/>Date <text:s/>01.09.2018</text:span></text:p>
            </office:annotation>
            <text:p>2000</text:p>
          </table:table-cell>
          <table:table-cell office:value-type="float" office:value="6500" table:formula="of:=[.D93]+[.E93]" table:style-name="ce5">
            <text:p>65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SHANKAR YASHWANT DESHMUKH</text:p>
          </table:table-cell>
          <table:table-cell office:value-type="float" office:value="6400" table:style-name="ce5">
            <text:p>6400</text:p>
          </table:table-cell>
          <table:table-cell office:value-type="float" office:value="100" table:style-name="ce5">
            <text:p>100</text:p>
          </table:table-cell>
          <table:table-cell office:value-type="float" office:value="6500" table:formula="of:=[.B94]+[.C94]" table:style-name="ce5">
            <text:p>6500</text:p>
          </table:table-cell>
          <table:table-cell office:value-type="float" office:value="2000" table:style-name="ce5">
            <office:annotation draw:style-name="a32" svg:x="3.45in" svg:y="19.35in" svg:width="1.54166666666667in" svg:height="0.825in">
              <dc:creator>SURYAVANSHI</dc:creator>
              <text:p><text:span text:style-name="T1">SURYAVANSHI:</text:span><text:span text:style-name="T2"/></text:p>
              <text:p><text:span text:style-name="T2">01.12.2018 <text:s/>2000</text:span></text:p>
            </office:annotation>
            <text:p>2000</text:p>
          </table:table-cell>
          <table:table-cell office:value-type="float" office:value="8500" table:formula="of:=[.D94]+[.E94]" table:style-name="ce5">
            <text:p>85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SHARAD SARJERAO MOKASHI</text:p>
          </table:table-cell>
          <table:table-cell office:value-type="float" office:value="15100" table:style-name="ce5">
            <text:p>15100</text:p>
          </table:table-cell>
          <table:table-cell office:value-type="float" office:value="400" table:style-name="ce5">
            <text:p>400</text:p>
          </table:table-cell>
          <table:table-cell office:value-type="float" office:value="15500" table:formula="of:=[.B95]+[.C95]" table:style-name="ce5">
            <text:p>15500</text:p>
          </table:table-cell>
          <table:table-cell table:style-name="ce5"/>
          <table:table-cell office:value-type="float" office:value="15500" table:formula="of:=[.D95]+[.E95]" table:style-name="ce5">
            <text:p>155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SHASHIKANT <text:s/>SHANKAR <text:s/>PATIL<text:s/></text:p>
          </table:table-cell>
          <table:table-cell office:value-type="float" office:value="30100" table:style-name="ce5">
            <text:p>30100</text:p>
          </table:table-cell>
          <table:table-cell office:value-type="float" office:value="400" table:style-name="ce5">
            <text:p>400</text:p>
          </table:table-cell>
          <table:table-cell office:value-type="float" office:value="30500" table:formula="of:=[.B96]+[.C96]" table:style-name="ce5">
            <text:p>30500</text:p>
          </table:table-cell>
          <table:table-cell office:value-type="float" office:value="2000" table:style-name="ce5">
            <text:p>2000</text:p>
          </table:table-cell>
          <table:table-cell office:value-type="float" office:value="32500" table:formula="of:=[.D96]+[.E96]" table:style-name="ce5">
            <text:p>325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SHIKUMAR RUDRAPPA EKUNDE</text:p>
          </table:table-cell>
          <table:table-cell office:value-type="float" office:value="5000" table:style-name="ce5">
            <text:p>5000</text:p>
          </table:table-cell>
          <table:table-cell table:style-name="ce5"/>
          <table:table-cell office:value-type="float" office:value="5000" table:formula="of:=[.B97]+[.C97]" table:style-name="ce5">
            <text:p>5000</text:p>
          </table:table-cell>
          <table:table-cell table:style-name="ce5"/>
          <table:table-cell office:value-type="float" office:value="5000" table:formula="of:=[.D97]+[.E97]" table:style-name="ce5">
            <text:p>50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SHIVAJI HANMANT DHISALE</text:p>
          </table:table-cell>
          <table:table-cell office:value-type="float" office:value="24300" table:style-name="ce5">
            <text:p>24300</text:p>
          </table:table-cell>
          <table:table-cell office:value-type="float" office:value="700" table:style-name="ce5">
            <text:p>700</text:p>
          </table:table-cell>
          <table:table-cell office:value-type="float" office:value="25000" table:formula="of:=[.B98]+[.C98]" table:style-name="ce5">
            <text:p>25000</text:p>
          </table:table-cell>
          <table:table-cell table:style-name="ce5"/>
          <table:table-cell office:value-type="float" office:value="25000" table:formula="of:=[.D98]+[.E98]" table:style-name="ce5">
            <text:p>250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SOMNATH KUMAR BARTAKKE</text:p>
          </table:table-cell>
          <table:table-cell office:value-type="float" office:value="7400" table:style-name="ce5">
            <text:p>7400</text:p>
          </table:table-cell>
          <table:table-cell office:value-type="float" office:value="100" table:style-name="ce5">
            <text:p>100</text:p>
          </table:table-cell>
          <table:table-cell office:value-type="float" office:value="7500" table:formula="of:=[.B99]+[.C99]" table:style-name="ce5">
            <text:p>7500</text:p>
          </table:table-cell>
          <table:table-cell office:value-type="float" office:value="2000" table:style-name="ce5">
            <text:p>2000</text:p>
          </table:table-cell>
          <table:table-cell office:value-type="float" office:value="9500" table:formula="of:=[.D99]+[.E99]" table:style-name="ce5">
            <text:p>95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SUBHASH BABURAO KAMBLE</text:p>
          </table:table-cell>
          <table:table-cell office:value-type="float" office:value="9500" table:style-name="ce5">
            <text:p>9500</text:p>
          </table:table-cell>
          <table:table-cell office:value-type="float" office:value="500" table:style-name="ce5">
            <text:p>500</text:p>
          </table:table-cell>
          <table:table-cell office:value-type="float" office:value="10000" table:formula="of:=[.B100]+[.C100]" table:style-name="ce5">
            <text:p>10000</text:p>
          </table:table-cell>
          <table:table-cell office:value-type="float" office:value="2000" table:style-name="ce6">
            <office:annotation draw:style-name="a33" svg:x="3.45in" svg:y="20.55in" svg:width="1.525in" svg:height="0.85in">
              <dc:creator>SURYAVANSHI</dc:creator>
              <text:p><text:span text:style-name="T1">SURYAVANSHI:</text:span><text:span text:style-name="T2"/></text:p>
              <text:p><text:span text:style-name="T2">Share <text:s/>2000 <text:s/>dated <text:s/>29.05.2018</text:span></text:p>
            </office:annotation>
            <text:p>2000</text:p>
          </table:table-cell>
          <table:table-cell office:value-type="float" office:value="12000" table:formula="of:=[.D100]+[.E100]" table:style-name="ce5">
            <text:p>120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SUHASH DEVDAS JADHAV</text:p>
          </table:table-cell>
          <table:table-cell office:value-type="float" office:value="9500" table:style-name="ce5">
            <text:p>9500</text:p>
          </table:table-cell>
          <table:table-cell table:style-name="ce5"/>
          <table:table-cell office:value-type="float" office:value="9500" table:formula="of:=[.B101]+[.C101]" table:style-name="ce5">
            <text:p>9500</text:p>
          </table:table-cell>
          <table:table-cell office:value-type="float" office:value="2000" table:style-name="ce5">
            <office:annotation draw:style-name="a34" svg:x="3.45in" svg:y="20.75in" svg:width="1.54166666666667in" svg:height="0.825in">
              <dc:creator>SURYAVANSHI</dc:creator>
              <text:p><text:span text:style-name="T1">SURYAVANSHI:</text:span><text:span text:style-name="T2"/></text:p>
              <text:p><text:span text:style-name="T2">01.12.2018 2000</text:span></text:p>
            </office:annotation>
            <text:p>2000</text:p>
          </table:table-cell>
          <table:table-cell office:value-type="float" office:value="11500" table:formula="of:=[.D101]+[.E101]" table:style-name="ce5">
            <text:p>115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SUNIL BAJARANG FARNE</text:p>
          </table:table-cell>
          <table:table-cell office:value-type="float" office:value="17600" table:style-name="ce5">
            <text:p>17600</text:p>
          </table:table-cell>
          <table:table-cell office:value-type="float" office:value="400" table:style-name="ce5">
            <text:p>400</text:p>
          </table:table-cell>
          <table:table-cell office:value-type="float" office:value="18000" table:formula="of:=[.B102]+[.C102]" table:style-name="ce5">
            <text:p>18000</text:p>
          </table:table-cell>
          <table:table-cell table:style-name="ce5"/>
          <table:table-cell office:value-type="float" office:value="18000" table:formula="of:=[.D102]+[.E102]" table:style-name="ce5">
            <text:p>180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SUNIL RAMCHANDRA PATIL</text:p>
          </table:table-cell>
          <table:table-cell office:value-type="float" office:value="3400" table:style-name="ce5">
            <text:p>3400</text:p>
          </table:table-cell>
          <table:table-cell office:value-type="float" office:value="100" table:style-name="ce5">
            <text:p>100</text:p>
          </table:table-cell>
          <table:table-cell office:value-type="float" office:value="3500" table:formula="of:=[.B103]+[.C103]" table:style-name="ce5">
            <text:p>3500</text:p>
          </table:table-cell>
          <table:table-cell office:value-type="float" office:value="2000" table:style-name="ce5">
            <office:annotation draw:style-name="a35" svg:x="3.45in" svg:y="21.15in" svg:width="1.375in" svg:height="0.775in">
              <dc:creator>RSL</dc:creator>
              <text:p><text:span text:style-name="T3">RSL:</text:span><text:span text:style-name="T4"/></text:p>
              <text:p><text:span text:style-name="T4">01.11.2018 <text:s/>2000 share<text:s/></text:span></text:p>
            </office:annotation>
            <text:p>2000</text:p>
          </table:table-cell>
          <table:table-cell office:value-type="float" office:value="5500" table:formula="of:=[.D103]+[.E103]" table:style-name="ce5">
            <text:p>55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SURESH VASANTRAO PATIL</text:p>
          </table:table-cell>
          <table:table-cell office:value-type="float" office:value="8600" table:style-name="ce5">
            <text:p>8600</text:p>
          </table:table-cell>
          <table:table-cell office:value-type="float" office:value="400" table:style-name="ce5">
            <text:p>400</text:p>
          </table:table-cell>
          <table:table-cell office:value-type="float" office:value="9000" table:formula="of:=[.B104]+[.C104]" table:style-name="ce5">
            <text:p>9000</text:p>
          </table:table-cell>
          <table:table-cell office:value-type="float" office:value="2000" table:style-name="ce6">
            <office:annotation draw:style-name="a36" svg:x="3.45in" svg:y="21.35in" svg:width="1.525in" svg:height="0.85in">
              <dc:creator>SURYAVANSHI</dc:creator>
              <text:p><text:span text:style-name="T1">SURYAVANSHI:</text:span><text:span text:style-name="T2"/></text:p>
              <text:p><text:span text:style-name="T2">Share <text:s/>2000 <text:s/>dated <text:s/>29.05.2018</text:span></text:p>
            </office:annotation>
            <text:p>2000</text:p>
          </table:table-cell>
          <table:table-cell office:value-type="float" office:value="11000" table:formula="of:=[.D104]+[.E104]" table:style-name="ce5">
            <text:p>110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SUSHANT SHIVAJI PATIL</text:p>
          </table:table-cell>
          <table:table-cell office:value-type="float" office:value="8500" table:style-name="ce5">
            <text:p>8500</text:p>
          </table:table-cell>
          <table:table-cell table:style-name="ce5"/>
          <table:table-cell office:value-type="float" office:value="8500" table:formula="of:=[.B105]+[.C105]" table:style-name="ce5">
            <text:p>8500</text:p>
          </table:table-cell>
          <table:table-cell table:style-name="ce5"/>
          <table:table-cell office:value-type="float" office:value="8500" table:formula="of:=[.D105]+[.E105]" table:style-name="ce5">
            <text:p>85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TANAJI BALIRAM KADAM</text:p>
          </table:table-cell>
          <table:table-cell office:value-type="float" office:value="18100" table:style-name="ce5">
            <text:p>18100</text:p>
          </table:table-cell>
          <table:table-cell office:value-type="float" office:value="400" table:style-name="ce5">
            <text:p>400</text:p>
          </table:table-cell>
          <table:table-cell office:value-type="float" office:value="18500" table:formula="of:=[.B106]+[.C106]" table:style-name="ce5">
            <text:p>18500</text:p>
          </table:table-cell>
          <table:table-cell table:style-name="ce5"/>
          <table:table-cell office:value-type="float" office:value="18500" table:formula="of:=[.D106]+[.E106]" table:style-name="ce5">
            <text:p>185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V N KUMBHAR<text:s/></text:p>
          </table:table-cell>
          <table:table-cell office:value-type="float" office:value="16600" table:style-name="ce5">
            <text:p>16600</text:p>
          </table:table-cell>
          <table:table-cell office:value-type="float" office:value="400" table:style-name="ce5">
            <text:p>400</text:p>
          </table:table-cell>
          <table:table-cell office:value-type="float" office:value="17000" table:formula="of:=[.B107]+[.C107]" table:style-name="ce5">
            <text:p>17000</text:p>
          </table:table-cell>
          <table:table-cell table:style-name="ce5"/>
          <table:table-cell office:value-type="float" office:value="17000" table:formula="of:=[.D107]+[.E107]" table:style-name="ce5">
            <text:p>170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VASANT HINDURAO PATIL</text:p>
          </table:table-cell>
          <table:table-cell office:value-type="float" office:value="13500" table:style-name="ce5">
            <text:p>13500</text:p>
          </table:table-cell>
          <table:table-cell office:value-type="float" office:value="500" table:style-name="ce5">
            <text:p>500</text:p>
          </table:table-cell>
          <table:table-cell office:value-type="float" office:value="14000" table:formula="of:=[.B108]+[.C108]" table:style-name="ce5">
            <text:p>14000</text:p>
          </table:table-cell>
          <table:table-cell table:style-name="ce5"/>
          <table:table-cell office:value-type="float" office:value="14000" table:formula="of:=[.D108]+[.E108]" table:style-name="ce5">
            <text:p>140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VIKAS MAHADEV MOHITE</text:p>
          </table:table-cell>
          <table:table-cell office:value-type="float" office:value="16900" table:style-name="ce5">
            <text:p>16900</text:p>
          </table:table-cell>
          <table:table-cell office:value-type="float" office:value="100" table:style-name="ce5">
            <text:p>100</text:p>
          </table:table-cell>
          <table:table-cell office:value-type="float" office:value="17000" table:formula="of:=[.B109]+[.C109]" table:style-name="ce5">
            <text:p>17000</text:p>
          </table:table-cell>
          <table:table-cell table:style-name="ce5"/>
          <table:table-cell office:value-type="float" office:value="17000" table:formula="of:=[.D109]+[.E109]" table:style-name="ce5">
            <text:p>170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VINAYAK NIWRATTI GHODAKE</text:p>
          </table:table-cell>
          <table:table-cell office:value-type="float" office:value="4100" table:style-name="ce5">
            <text:p>4100</text:p>
          </table:table-cell>
          <table:table-cell table:style-name="ce5"/>
          <table:table-cell office:value-type="float" office:value="4100" table:formula="of:=[.B110]+[.C110]" table:style-name="ce5">
            <text:p>4100</text:p>
          </table:table-cell>
          <table:table-cell table:style-name="ce5"/>
          <table:table-cell office:value-type="float" office:value="4100" table:formula="of:=[.D110]+[.E110]" table:style-name="ce5">
            <text:p>41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VINOD POPAT HUBALE</text:p>
          </table:table-cell>
          <table:table-cell office:value-type="float" office:value="5500" table:style-name="ce5">
            <text:p>5500</text:p>
          </table:table-cell>
          <table:table-cell table:style-name="ce5"/>
          <table:table-cell office:value-type="float" office:value="5500" table:formula="of:=[.B111]+[.C111]" table:style-name="ce5">
            <text:p>5500</text:p>
          </table:table-cell>
          <table:table-cell office:value-type="float" office:value="2000" table:style-name="ce5">
            <office:annotation draw:style-name="a37" svg:x="3.45in" svg:y="22.75in" svg:width="1.54166666666667in" svg:height="0.825in">
              <dc:creator>SURYAVANSHI</dc:creator>
              <text:p><text:span text:style-name="T1">SURYAVANSHI:Date <text:s/>01.10.2018 <text:s/>share<text:s text:c="2"/></text:span><text:span text:style-name="T1"/></text:p>
              <text:p><text:span text:style-name="T1">2000</text:span><text:span text:style-name="T1"/></text:p>
              <text:p/>
            </office:annotation>
            <text:p>2000</text:p>
          </table:table-cell>
          <table:table-cell office:value-type="float" office:value="7500" table:formula="of:=[.D111]+[.E111]" table:style-name="ce5">
            <text:p>75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YASHWANT RAJARAM PATIL</text:p>
          </table:table-cell>
          <table:table-cell office:value-type="float" office:value="9700" table:style-name="ce5">
            <text:p>9700</text:p>
          </table:table-cell>
          <table:table-cell office:value-type="float" office:value="300" table:style-name="ce5">
            <text:p>300</text:p>
          </table:table-cell>
          <table:table-cell office:value-type="float" office:value="10000" table:formula="of:=[.B112]+[.C112]" table:style-name="ce5">
            <text:p>10000</text:p>
          </table:table-cell>
          <table:table-cell office:value-type="float" office:value="2000" table:style-name="ce6">
            <office:annotation draw:style-name="a38" svg:x="3.45in" svg:y="22.95in" svg:width="1.54166666666667in" svg:height="0.825in">
              <dc:creator>SURYAVANSHI</dc:creator>
              <text:p><text:span text:style-name="T1">SURYAVANSHI:</text:span><text:span text:style-name="T2"/></text:p>
              <text:p><text:span text:style-name="T2">share <text:s/>date <text:s/>01.08.2018</text:span></text:p>
            </office:annotation>
            <text:p>2000</text:p>
          </table:table-cell>
          <table:table-cell office:value-type="float" office:value="12000" table:formula="of:=[.D112]+[.E112]" table:style-name="ce5">
            <text:p>120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SUNIL BHIMRAO <text:s/>MANE<text:s/>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00" table:style-name="ce6">
            <office:annotation draw:style-name="a39" svg:x="3.45in" svg:y="23.15in" svg:width="1.525in" svg:height="0.85in">
              <dc:creator>SURYAVANSHI</dc:creator>
              <text:p><text:span text:style-name="T1">SURYAVANSHI:</text:span><text:span text:style-name="T2"/></text:p>
              <text:p><text:span text:style-name="T2">Share <text:s/>2000 <text:s/>dated <text:s/>29.05.2018</text:span></text:p>
            </office:annotation>
            <text:p>2000</text:p>
          </table:table-cell>
          <table:table-cell office:value-type="float" office:value="2000" table:formula="of:=[.D113]+[.E113]" table:style-name="ce5">
            <text:p>20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RAJESH <text:s/>ASHOK NIKAM<text:s/></text:p>
          </table:table-cell>
          <table:table-cell table:number-columns-repeated="3" table:style-name="ce5"/>
          <table:table-cell office:value-type="float" office:value="2000" table:style-name="ce6">
            <office:annotation draw:style-name="a40" svg:x="3.45in" svg:y="23.35in" svg:width="1.54166666666667in" svg:height="0.825in">
              <dc:creator>SURYAVANSHI</dc:creator>
              <text:p><text:span text:style-name="T1">SURYAVANSHI:<text:s/></text:span><text:span text:style-name="T2"/></text:p>
              <text:p><text:span text:style-name="T2">share <text:s/>2000 <text:s/>dated <text:s/>29.06.2018</text:span></text:p>
            </office:annotation>
            <text:p>2000</text:p>
          </table:table-cell>
          <table:table-cell office:value-type="float" office:value="2000" table:formula="of:=[.D114]+[.E114]" table:style-name="ce5">
            <text:p>20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NANDRAO <text:s text:c="2"/>BABAN <text:s/>PATIL<text:s/>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00" table:style-name="ce6">
            <text:p>2000</text:p>
          </table:table-cell>
          <table:table-cell office:value-type="float" office:value="2000" table:formula="of:=[.D115]+[.E115]" table:style-name="ce5">
            <text:p>20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SAGAR SHIVAJI PATIL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00" table:style-name="ce6">
            <office:annotation draw:style-name="a41" svg:x="3.45in" svg:y="23.75in" svg:width="1.54166666666667in" svg:height="0.825in">
              <dc:creator>SURYAVANSHI</dc:creator>
              <text:p><text:span text:style-name="T1">SURYAVANSHI:</text:span><text:span text:style-name="T2"/></text:p>
              <text:p><text:span text:style-name="T2">01.10.2018 <text:s/>2000 SHARE<text:s/></text:span><text:span text:style-name="T2"/></text:p>
              <text:p/>
            </office:annotation>
            <text:p>2000</text:p>
          </table:table-cell>
          <table:table-cell office:value-type="float" office:value="2000" table:formula="of:=[.D116]+[.E116]" table:style-name="ce5">
            <text:p>2000</text:p>
          </table:table-cell>
          <table:table-cell table:number-columns-repeated="16378"/>
        </table:table-row>
        <table:table-row table:number-rows-repeated="10484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  <style:font-face style:name="Tahoma" svg:font-family="Tahom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430</meta:generator>
    <meta:initial-creator>Hp</meta:initial-creator>
    <dc:creator>Hp</dc:creator>
    <meta:creation-date>2022-10-10T18:08:04Z</meta:creation-date>
    <dc:date>2022-10-10T18:59:04Z</dc:date>
  </office:meta>
</office:document-meta>
</file>